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officeooo:paragraph-rsid="000ee9dd"/>
    </style:style>
    <style:style style:name="T1" style:family="text">
      <style:text-properties style:font-name="serif" fo:font-size="5.40000009536743pt"/>
    </style:style>
    <style:style style:name="T2" style:family="text">
      <style:text-properties style:font-name="serif" fo:font-size="4.19999980926514pt"/>
    </style:style>
    <style:style style:name="T3" style:family="text">
      <style:text-properties style:font-name="serif" fo:font-size="4.80000019073486pt"/>
    </style:style>
    <style:style style:name="T4" style:family="text">
      <style:text-properties style:font-name="serif" fo:font-size="7.80000019073486pt"/>
    </style:style>
    <style:style style:name="T5" style:family="text">
      <style:text-properties style:font-name="serif" fo:font-size="2.40000009536743pt"/>
    </style:style>
    <style:style style:name="T6" style:family="text">
      <style:text-properties style:font-name="sans-serif" fo:font-size="10.199999809265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Kapitel III</text:span><text:span text:style-name="T1"><text:line-break/></text:span><text:span text:style-name="T4">Die Vernunft der Gleichen</text:span><text:span text:style-name="T1"><text:line-break/>Man muss weiter in den G rund dieser Effekte eindringen: „Wir<text:line-break/>leiten die Kinder nach der Meinung der Gleichheit der Intelli<text:line-break/>genzen.“<text:line-break/>Was ist eine Meinung Das ist, sagen die Erklärenden, ein Ge<text:line-break/>fühl, das wir von den Tatsachen bekommen, die wir oberfläch<text:line-break/>lich beobachtet haben. Die Meinungen sprießen besonders in<text:line-break/>den schwachen Gehirnen des Volkes und sie stehen der Wissen<text:line-break/>schaft gegenüber, die die wahren Gründe der Erscheinungen<text:line-break/>kennt. W enn ihr wollt, lehren wir euch die Wissenschaft.<text:line-break/>Langsam. W ir gestehen euch zu, dass die M einung keine<text:line-break/>W ahrheit ist. Aber was uns interessiert, ist das: Wer die W ahr<text:line-break/>heit nicht kennt, sucht sie, und man kann einige Begegnungen<text:line-break/>auf diesem Weg machen. Das einzige Unrecht wäre, unsere Mei<text:line-break/>nungen für W ahrheiten zu nehmen. Aber das ist genau die ein<text:line-break/>zige Sache, in der w ir uns auszeichnen wollen, wir Sektierer<text:line-break/>des Verrückten: W ir denken, dass unsere M einungen M einun<text:line-break/>gen sind und nicht m ehr als das. W ir haben gewisse Tatsachen<text:line-break/>gesehen. W ir glauben, dass jenes der G rund davon sein könn<text:line-break/>te. W ir werden einige andere Experimente durchführen, um<text:line-break/>die H altbarkeit dieser M einung zu überprüfen, und ihr könnt<text:line-break/>es auch machen. Es scheint uns übrigens, dass diese Vorgangs<text:line-break/>weise nicht gänzlich neu ist. Gehen die Physiker und die Che<text:line-break/>miker nicht oft so vor? U nd man spricht dann von Hypothese,<text:line-break/>von wissenschaftlicher M ethode, in einem respektvollen Ton.<text:line-break/>Übrigens ist uns der Respekt nicht sonderlich wichtig. Be<text:line-break/>gnügen w ir uns m it den Tatsachen: W ir haben gesehen, wie<text:line-break/>Kinder und Erwachsene alleine, ohne erklärenden Lehrmeister,<text:line-break/>Lesen, Schreiben, Musikspielen oder Fremdsprachen lernten.<text:line-break/>59</text:span></text:p>
      <text:p text:style-name="P1"><text:span text:style-name="T1">W ir glauben, dass diese Tatsachen durch die Gleichheit der</text:span><text:line-break/><text:span text:style-name="T1">Intelligenzen erklärt werden könnten. Das ist eine Meinung,</text:span><text:line-break/><text:span text:style-name="T1">mit deren Verifizierung w ir fortfahren. Es stimmt, dass es da</text:span><text:line-break/><text:span text:style-name="T1">eine Schwierigkeit gibt. Physiker und Chem iker isolieren die</text:span><text:line-break/><text:span text:style-name="T1">physikalischen Erscheinungen, sie setzen sie in Beziehung zu</text:span><text:line-break/><text:span text:style-name="T1">anderen physikalischen Erscheinungen. Sie sind fähig, die be</text:span><text:line-break/><text:span text:style-name="T1">kannten W irkungen zu reproduzieren, indem sie die Gründe</text:span><text:line-break/><text:span text:style-name="T1">reproduzieren, die sie voraussetzen. Ein derartiger Weg ist uns</text:span><text:line-break/><text:span text:style-name="T1">nicht erlaubt. Niemals werden wir sagen können: Nehmen wir</text:span><text:line-break/><text:span text:style-name="T1">zwei gleiche Intelligenzen und versetzen w ir sie in diese und</text:span><text:line-break/><text:span text:style-name="T1">jene Situation. W ir kennen die Intelligenz durch ihre Wirkun</text:span><text:line-break/><text:span text:style-name="T1">gen. Aber wir können sie nicht isolieren, nicht messen. Wir</text:span><text:line-break/><text:span text:style-name="T1">sind darauf beschränkt, die Experim ente zu vervielfachen, die</text:span><text:line-break/><text:span text:style-name="T1">von dieser Meinung inspiriert sind. A ber niemals können wir</text:span><text:line-break/><text:span text:style-name="T1">sagen: Alle Intelligenzen sind gleich.</text:span><text:line-break/><text:span text:style-name="T1">Das stimmt. Aber unser Problem ist nicht zu beweisen, dass</text:span><text:line-break/><text:span text:style-name="T1">alle Intelligenzen gleich sind. M an w ird sehen, was man mit</text:span><text:line-break/><text:span text:style-name="T1">dieser Annahme machen kann. U nd dazu genügt uns bloß, dass</text:span><text:line-break/><text:span text:style-name="T1">diese Meinung möglich ist, das heißt, dass keine umgekehrte</text:span><text:line-break/><text:span text:style-name="T1">Wahrheit bewiesen werden kann.</text:span><text:line-break/><text:span text:style-name="T1">Die Gehirne und die Blätter</text:span><text:line-break/><text:span text:style-name="T1">Genau die umgekehrte Tatsache, sagen die höheren Geister, ist</text:span><text:line-break/><text:span text:style-name="T1">offenkundig. Die Intelligenzen sind ungleich, das ist für alle</text:span><text:line-break/><text:span text:style-name="T1">offenbar. Erstens gibt es in der N atu r keine zwei identischen</text:span><text:line-break/><text:span text:style-name="T1">Wesen. Seht die Blätter an, die von diesem Baum fallen. Sie</text:span><text:line-break/><text:span text:style-name="T1">scheinen euch genau gleich. Schaut genauer hin und befreit euch</text:span><text:line-break/><text:span text:style-name="T1">von eurem Irrtum. U nter diesen Tausenden Blättern gibt es</text:span><text:line-break/><text:span text:style-name="T1">nicht zwei gleiche. Die Individualität ist das Gesetz der Welt.</text:span><text:line-break/><text:span text:style-name="T1">Und wie sollte dieses Gesetz, das für die Pflanzen gilt, nicht</text:span><text:line-break/><text:span text:style-name="T1">afortiori</text:span> <text:span text:style-name="T1">für dieses in der Hierarchie des Lebendigen unendlich</text:span><text:line-break/><text:span text:style-name="T1">höhere Wesen gelten, das die menschliche Intelligenz ist?</text:span> <text:span text:style-name="T1">Folglich</text:span><text:line-break/><text:span text:style-name="T1">sind alle Intelligenzen unterschiedlich. Zweitens hat es immer</text:span><text:line-break/><text:span text:style-name="T1">gegeben, wird es immer geben und gibt es nun einmal überall</text:span><text:line-break/><text:span text:style-name="T1">ungleich mit Intelligenz begabte Wesen: Wissende und Unwis-</text:span><text:line-break/><text:span text:style-name="T1">60</text:span></text:p>
      <text:p text:style-name="P1"><text:span text:style-name="T5">(</text:span><text:line-break/><text:span text:style-name="T1">sende, geistvolle Leute und Dum mköpfe, offene Geister und</text:span><text:line-break/><text:span text:style-name="T1">verstockte Gehirne. W ir wissen, was man dazu sagt: der U n</text:span><text:line-break/><text:span text:style-name="T1">terschied der Um stände, des gesellschaftlichen Milieus, der Er</text:span><text:line-break/><text:span text:style-name="T1">ziehung ... N un, machen wir ein Experiment: N ehm en wir</text:span><text:line-break/><text:span text:style-name="T1">zwei Kinder, die demselben Milieu entstammen, in derselben</text:span><text:line-break/><text:span text:style-name="T1">Weise erzogen worden sind. Nehm en wir zwei Brüder, geben</text:span><text:line-break/><text:span text:style-name="T1">wir sie in dieselbe Schule, denselben Übungen unterworfen.</text:span><text:line-break/><text:span text:style-name="T1">Und was sehen wir? D er eine wird erfolgreicher sein als der</text:span><text:line-break/><text:span text:style-name="T1">andere. Folglich gibt es einen inneren Unterschied. Und die</text:span><text:line-break/><text:span text:style-name="T1">ser Unterschied liegt darin: Der eine der beiden ist intelligenter,</text:span><text:line-break/><text:span text:style-name="T1">er ist begabter, er verfügt über m ehr Fähigkeiten als der andere.</text:span><text:line-break/><text:span text:style-name="T1">Folglich</text:span> <text:span text:style-name="T1">seht ihr wohl, dass die Intelligenzen ungleich sind.</text:span><text:line-break/><text:span text:style-name="T1">Was soll man auf diese</text:span> <text:span text:style-name="T1">Evidenten</text:span> <text:span text:style-name="T1">antworten? Fangen wir von</text:span><text:line-break/><text:span text:style-name="T1">vorne an: bei diesen Blättern, die den höheren Geistern so</text:span><text:line-break/><text:span text:style-name="T1">lieb sind. W ir erkennen sie als so unterschiedlich an, wie sie</text:span><text:line-break/><text:span text:style-name="T1">es wünschen. W ir fragen nur: Wie geht man bloß von der</text:span><text:line-break/><text:span text:style-name="T1">Unterschiedlichkeit der Blätter zur Ungleichheit der Intelligen</text:span><text:line-break/><text:span text:style-name="T1">zen über? Die Ungleichheit ist nur eine A rt des Unterschieds</text:span><text:line-break/><text:span text:style-name="T1">und sie ist nicht jene, von der man im Fall der Blätter spricht.</text:span><text:line-break/><text:span text:style-name="T1">Und ein Blatt ist ein materielles Wesen, während ein Verstand</text:span><text:line-break/><text:span text:style-name="T1">immateriell ist. Wie schließt man ohne Fehlschluss von den</text:span><text:line-break/><text:span text:style-name="T1">Eigenschaften der Materie auf die Eigenschaften des Geistes?</text:span><text:line-break/><text:span text:style-name="T1">Tatsächlich gibt es auf diesem Gebiet mittlerweile raue Geg</text:span><text:line-break/><text:span text:style-name="T1">ner: die Physiologen. Die Eigenschaften des Geistes, sagen die</text:span><text:line-break/><text:span text:style-name="T1">radikalsten unter ihnen, sind tatsächlich Eigenschaften des</text:span><text:line-break/><text:span text:style-name="T1">menschlichen Gehirns. Der Unterschied und die Ungleichheit</text:span><text:line-break/><text:span text:style-name="T1">regieren dabei so wie bei der Gestaltung und beim Funktio</text:span><text:line-break/><text:span text:style-name="T1">nieren aller anderen Organe des menschlichen Körpers. Wie</text:span><text:line-break/><text:span text:style-name="T1">viel das Gehirn wiegt, so viel Intelligenz gibt es. Dazu die Phre-</text:span><text:line-break/><text:span text:style-name="T1">nologen und die Schädelvermesser: Dieser, sagen sie, hat die</text:span><text:line-break/><text:span text:style-name="T1">Geniebeule; jener andere hat nicht die Beule für die Mathema</text:span><text:line-break/><text:span text:style-name="T1">tik. Überlassen wir diesen</text:span> <text:span text:style-name="T1">Hervorstehenden</text:span> <text:span text:style-name="T1">die Überprüfung ihrer</text:span><text:line-break/><text:span text:style-name="T1">Hervorstehung und kom m en wir zum Ernst der Sache. Man</text:span><text:line-break/><text:span text:style-name="T1">kann sich tatsächlich einen konsequenten Materialismus vor</text:span><text:line-break/><text:span text:style-name="T1">stellen. Er würde nur Gehirne kennen und könnte an ihnen</text:span><text:line-break/><text:span text:style-name="T1">alles anwenden, was er auf die materiellen Wesen anwendet.</text:span><text:line-break/><text:span text:style-name="T1">Dann wären in der Tat die Aussagen über die intellektuelle</text:span><text:line-break/><text:span text:style-name="T1">61</text:span></text:p>
      <text:p text:style-name="P1"><text:span text:style-name="T1">Emanzipation nur Träum e von bizarren Gehirnen, die von</text:span><text:line-break/><text:span text:style-name="T1">einer besonderen Form dieser alten Geisteskrankheit erfasst</text:span><text:line-break/><text:span text:style-name="T1">sind, die man unter dem N am en M elancholie kennt. In die</text:span><text:line-break/><text:span text:style-name="T1">sem Fall würden tatsächlich die höheren Geister - das heißt die</text:span><text:line-break/><text:span text:style-name="T1">höheren Gehirne - den niedrigeren Geistern befehlen, wie der</text:span><text:line-break/><text:soft-page-break/><text:span text:style-name="T1">Mensch den Tieren befiehlt. Bloß, wenn dem so wäre, würde</text:span><text:line-break/><text:span text:style-name="T1">niemand über die Ungleichheit der Intelligenzen diskutieren.</text:span><text:line-break/><text:span text:style-name="T1">Die höheren Gehirne gäben sich nicht unnötig Mühe, den nied</text:span><text:line-break/><text:span text:style-name="T1">rigeren Gehirnen ihre Überlegenheit zu beweisen, welche un</text:span><text:line-break/><text:span text:style-name="T1">fähig wären, sie zu verstehen. Sie begnügten sich damit, sie zu</text:span><text:line-break/><text:span text:style-name="T1">beherrschen. Und sie würden dabei keinem Hindernis begeg</text:span><text:line-break/><text:span text:style-name="T1">nen: Ihre intellektuelle Überlegenheit würde durch die Tat aus</text:span><text:line-break/><text:span text:style-name="T1">geübt, so wie die physische Überlegenheit. Es bedürfte dann</text:span><text:line-break/><text:span text:style-name="T1">weder Gesetze, Versammlungen und Regierungen im Bereich</text:span><text:line-break/><text:span text:style-name="T1">der Politik, noch Unterricht, Erklärungen und Akademien im</text:span><text:line-break/><text:span text:style-name="T1">intellektuellen Bereich.</text:span><text:line-break/><text:span text:style-name="T1">Das ist nicht der Fall. W ir haben Regierungen und Gesetze.</text:span><text:line-break/><text:span text:style-name="T1">Wir haben höhere Geister, die versuchen, die niedrigeren Geis</text:span><text:line-break/><text:span text:style-name="T1">ter zu unterweisen und zu überzeugen. N och sonderbarer ist,</text:span><text:line-break/><text:span text:style-name="T1">dass die Apostel der Ungleichheit der Intelligenzen in ihrer</text:span><text:line-break/><text:span text:style-name="T1">überwiegenden Mehrzahl den Physiologen nicht folgen und</text:span><text:line-break/><text:span text:style-name="T1">sich über die Schädelvermesser lustig machen. Die Überlegen</text:span><text:line-break/><text:span text:style-name="T1">heit, deren sie sich rühmen, misst sich, ihnen zufolge, nicht an</text:span><text:line-break/><text:span text:style-name="T1">deren Instrumenten. Der Materialismus wäre eine bequeme</text:span><text:line-break/><text:span text:style-name="T1">Erklärung ihrer Überlegenheit, aber das ist nicht ihre Sache.</text:span><text:line-break/><text:span text:style-name="T1">Ihre Überlegenheit ist geistig. Sie sind Spiritualisten, vor allem</text:span><text:line-break/><text:span text:style-name="T1">aus guter Meinung über sich selbst. Sie glauben an die imma</text:span><text:line-break/><text:span text:style-name="T1">terielle und unsterbliche Seele. Aber wie soll das, was immate</text:span><text:line-break/><text:span text:style-name="T1">riell ist, Sache des M ehr und des W eniger sein? Das ist die</text:span><text:line-break/><text:span text:style-name="T1">Widersprüchlichkeit der höheren Geister. Sie wollen eine un</text:span><text:line-break/><text:span text:style-name="T1">sterbliche Seele, einen von der Materie unterschiedenen Geist,</text:span><text:line-break/><text:span text:style-name="T1">und sie wollen unterschiedliche Intelligenzen. Aber es ist die</text:span><text:line-break/><text:span text:style-name="T1">Materie, die Unterschiede macht. W enn m an an der Ungleich</text:span><text:line-break/><text:span text:style-name="T1">heit hängt, muss man die Lokalisierungen im G ehirn akzep</text:span><text:line-break/><text:span text:style-name="T1">tieren; wenn man an der Einheit des geistigen Prinzips hängt,</text:span><text:line-break/><text:span text:style-name="T1">muss man sagen, dass dieselbe Intelligenz, unter unterschiedli</text:span><text:line-break/><text:span text:style-name="T1">chen Umständen, auf unterschiedliche materielle Gegenstände</text:span><text:line-break/><text:span text:style-name="T1">62</text:span></text:p>
      <text:p text:style-name="P1"><text:span text:style-name="T1">angewendet wird. Aber die höheren Geister wollen weder eine</text:span><text:line-break/><text:span text:style-name="T1">Überlegenheit, die nur materiell wäre, noch eine Geistigkeit,</text:span><text:line-break/><text:span text:style-name="T1">die sie den Niedrigeren gleich machen würde. Sie beanspruchen</text:span><text:line-break/><text:span text:style-name="T1">die Unterschiede der Materialisten inmitten der Erhabenheit,</text:span><text:line-break/><text:span text:style-name="T1">die der Immaterialität eigen ist. Sie schminken die Beulen der</text:span><text:line-break/><text:span text:style-name="T1">Schädelvermesser zu angeborenen Gaben der Intelligenz.</text:span><text:line-break/><text:span text:style-name="T1">Sie spüren allerdings, dass der Schuh drückt, und wissen auch,</text:span><text:line-break/><text:span text:style-name="T1">dass man den Niedrigeren etwas zugestehen muss, sei es auch</text:span><text:line-break/><text:span text:style-name="T1">nur vorläufig. Also arrangieren sie die Sache so: Es gibt in je</text:span><text:line-break/><text:span text:style-name="T1">dem Menschen, sagen sie, eine unsterbliche Seele. Diese erlaubt</text:span><text:line-break/><text:span text:style-name="T1">es noch dem Niedrigsten, die großen W ahrheiten des Gewis</text:span><text:line-break/><text:span text:style-name="T1">sens und der Pflicht, von G ut und Böse, von G ott und dem</text:span><text:line-break/><text:span text:style-name="T1">Gericht zu kennen. Hierin sind wir alle gleich und wir geste</text:span><text:line-break/><text:span text:style-name="T1">hen sogar zu, dass die Niedrigeren uns oft darin übertreffen.</text:span><text:line-break/><text:span text:style-name="T1">Mögen sie sich damit begnügen und sich nicht die intellektuel</text:span><text:line-break/><text:span text:style-name="T1">len Fähigkeiten anmaßen, die - oft teuer bezahlt - das Privileg</text:span><text:line-break/><text:span text:style-name="T1">derer sind, die die Aufgabe haben, über die allgemeinen Inter</text:span><text:line-break/><text:span text:style-name="T1">essen der Gesellschaft zu wachen. Und kom m t uns nicht da</text:span><text:line-break/><text:span text:style-name="T1">mit, dass diese Unterschiede rein gesellschaftlich sind. Seht euch</text:span><text:line-break/><text:span text:style-name="T1">Heber diese zwei Kinder an, die aus demselben Milieu stam</text:span><text:line-break/><text:span text:style-name="T1">men, von denselben Lehrmeistern ausgebildet wurden. Der eine</text:span><text:line-break/><text:span text:style-name="T1">hat Erfolg, der andere nicht. Folglich ...</text:span><text:line-break/><text:span text:style-name="T1">Gut. Sehen w ir uns also eure Kinder und euer</text:span> <text:span text:style-name="T1">folglich</text:span> <text:span text:style-name="T1">an. Der</text:span><text:line-break/><text:span text:style-name="T1">eine schafft es besser als der andere, das ist eine Tatsache. Wenn</text:span><text:line-break/><text:span text:style-name="T1">er es besser schafft, sagt ihr, dann</text:span> <text:span text:style-name="T1">deshalb, m iltr</text:span> <text:span text:style-name="T1">intelligenter ist.</text:span><text:line-break/><text:span text:style-name="T1">H ier wird die Erklärung unklar. H abt ihr eine zweite Tatsa</text:span><text:line-break/><text:span text:style-name="T1">che gezeigt, die der G rund der ersten wäre? Wenn ein Physio</text:span><text:line-break/><text:span text:style-name="T1">loge fände, dass eines der Gehirne enger oder leichter als das</text:span><text:line-break/><text:span text:style-name="T1">andere ist, wäre das eine Tatsache. Er könnte berechtigterweise</text:span><text:line-break/><text:span text:style-name="T1">folgern.</text:span> <text:span text:style-name="T1">Aber ihr habt keine andere Tatsache gezeigt. Indem ihr</text:span><text:line-break/><text:span text:style-name="T1">sagt „Er ist intelligenter“, habt ihr einfach die Gedanken zu</text:span><text:line-break/><text:span text:style-name="T1">sammengefasst, die die Tatsache umschreiben. Ihr habt ihr ei</text:span><text:line-break/><text:span text:style-name="T1">nen</text:span> <text:span text:style-name="T1">Namen</text:span> <text:span text:style-name="T1">gegeben. Aber der</text:span> <text:span text:style-name="T1">Name</text:span> <text:span text:style-name="T1">einer Tatsache ist nicht ihr</text:span><text:line-break/><text:span text:style-name="T1">Grund, höchstens ihre Metapher. Ihr habt die Tatsache einmal</text:span><text:line-break/><text:span text:style-name="T1">erzählt, als ihr sagtet „Er schafft es besser“, ihr habt sie unter</text:span><text:line-break/><text:span text:style-name="T1">einem anderen Nam en erzählt, als ihr behauptetet „Er ist inte</text:span><text:line-break/><text:span text:style-name="T1">lligenter“. Aber in der zweiten Aussage gibt es nicht m ehr als</text:span><text:line-break/><text:span text:style-name="T1">63</text:span></text:p>
      <text:p text:style-name="P2"><text:span text:style-name="T1">in der ersten. „Dieser Mensch schafft es besser als dieser andere,</text:span><text:line-break/><text:span text:style-name="T1">weil er m ehr Geist hat; das bedeutet genau: Er schafft es besser,</text:span><text:line-break/><text:span text:style-name="T1">weil er es besser schafft ( ...) Dieser junge M ann hat mehr</text:span> <text:span text:style-name="T1">Bega</text:span><text:line-break/><text:span text:style-name="T1">bung^</text:span> <text:span text:style-name="T1">sagt man. Ich frage, was</text:span> <text:span text:style-name="T1">Begabung</text:span> <text:span text:style-name="T1">heißt, und man beginnt</text:span><text:line-break/><text:span text:style-name="T1">mir wieder die Geschichte von den zwei Kindern zu erzählen;</text:span><text:line-break/><text:span text:style-name="T1">also begabter, sage ich mir, bedeutet die Menge der Tatsachen,</text:span><text:line-break/><text:span text:style-name="T1">die ich gerade gehört habe; aber diese Ausdrucksweise erklärt</text:span><text:line-break/><text:span text:style-name="T1">sie überhaupt nicht.“31</text:span><text:line-break/><text:span text:style-name="T1">Es ist also unm öglich, aus dem Z irkel herauszukommen.</text:span><text:line-break/><text:span text:style-name="T1">Man muss den G rund der Ungleichheit zeigen, auf die Gefahr</text:span><text:line-break/><text:span text:style-name="T1">hin, sie den Gehirnerhebungen zuzuschreiben, oder sich da</text:span><text:line-break/><text:span text:style-name="T1">mit beschränken, nur eine Tautologie zu sagen. Die Ungleich</text:span><text:line-break/><text:span text:style-name="T1">heit der Intelligenzen erklärt die U ngleichheit der intellektu</text:span><text:line-break/><text:span text:style-name="T1">ellen Erscheinungen, wie der</text:span> <text:span text:style-name="T1">virtus dormitiva</text:span> <text:span text:style-name="T1">die Wirkung des</text:span><text:line-break/><text:span text:style-name="T1">Opiums erklärt.</text:span><text:line-break/><text:span text:style-name="T1">Ein aufmerksames Tier</text:span><text:line-break/><text:span text:style-name="T1">Wir wissen, dass eine Rechtfertigung der Gleichheit der In</text:span><text:line-break/><text:span text:style-name="T1">telligenzen gleichfalls tautologisch wäre. W ir nehmen daher</text:span><text:line-break/><text:span text:style-name="T1">einen anderen Weg: W ir sprechen n u r davon, was wir sehen;</text:span><text:line-break/><text:span text:style-name="T1">wir benennen die Tatsachen, ohne vorzugeben, ihnen einen</text:span><text:line-break/><text:span text:style-name="T1">Grund beizustellen. Erste Tatsache: „Ich sehe, dass der Mensch</text:span><text:line-break/><text:span text:style-name="T1">Dinge tut, die andere Tiere nicht m achen. Ich nenne diese</text:span><text:line-break/><text:span text:style-name="T1">Tatsache</text:span> <text:span text:style-name="T1">Geist, Intelligenz</text:span> <text:span text:style-name="T1">wie es m ir gefällt; ich erkläre nichts,</text:span><text:line-break/><text:span text:style-name="T1">ich gebe dem, was ich sehe, einen N am en .“32 Ich kann ebenso</text:span><text:line-break/><text:span text:style-name="T1">sagen, der Mensch sei ein</text:span> <text:span text:style-name="T1">vernünftiges Lebewesen.</text:span> <text:span text:style-name="T1">D am it bezeich</text:span><text:line-break/><text:span text:style-name="T1">ne ich die Tatsache, dass der M ensch über eine artikulierte</text:span><text:line-break/><text:span text:style-name="T1">Sprache verfügt, deren er sich bedient, um W örter, Figuren,</text:span><text:line-break/><text:span text:style-name="T1">Vergleiche zu bilden, damit er sich m it seinesgleichen verstän</text:span><text:line-break/><text:span text:style-name="T1">digen kann. Zweitens sehe ich, w enn ich zwei Menschen mit</text:span><text:line-break/><text:span text:style-name="T1">einander vergleiche, „dass sie in den ersten M omenten des</text:span><text:line-break/><text:span text:style-name="T1">Lebens absolut dieselbe Intelligenz haben, das heißt genau die</text:span><text:line-break/><text:span text:style-name="T1">selben Dinge tun, m it demselben Ziel, m it derselben Absicht.</text:span><text:line-break/><text:span text:style-name="T1">Ich sage, dass diese zwei M enschen die gleiche Intelligenz ha</text:span><text:line-break/><text:soft-page-break/><text:span text:style-name="T1">ben, und dieser Ausdruck</text:span> <text:span text:style-name="T1">gleiche Intelligenz</text:span> <text:span text:style-name="T1">ist ein abgekürztes</text:span><text:line-break/><text:span text:style-name="T1">64</text:span> </text:p>
      <text:p text:style-name="P2"><text:span text:style-name="T1">Zeichen für all jene Tatsachen, die ich bem erkte, als ich zwei<text:line-break/>Kleinkinder beobachtete.“<text:line-break/>Später werde ich davon unterschiedene Tatsachen sehen. Ich<text:line-break/>werde feststellen, dass diese zwei Intelligenzen nicht dieselben<text:line-break/>Dinge machen, nicht dieselben Resultate erzielen. Ich könnte<text:line-break/>sagen, wenn ich will, dass die Intelligenz des einen entwickel<text:line-break/>ter als die des anderen ist, w enn ich weiß, dass ich wiederum<text:line-break/>nur eine neue Tatsache erzähle. N ichts hindert mich, darüber<text:line-break/>eine Hypothese aufzustellen. Ich werde nicht sagen, dass die<text:line-break/>Fähigkeit des einen niedriger als die des anderen zu bewerten<text:line-break/>ist. Ich werde nur annehmen, dass sie nicht in derselben Weise<text:line-break/>erprobt wurde. N ichts beweist es m ir m it Sicherheit. Aber<text:line-break/>nichts beweist m ir das Gegenteil. Es genügt m ir zu wissen, dass<text:line-break/>dieser Mangel an Ü bung möglich ist und dass viele Erfahrun<text:line-break/>gen das bestätigen. Ich werde also die Tautologie ein wenig ver<text:line-break/>schieben: Ich werde nicht sagen, dass er weniger Erfolg hat, weil<text:line-break/>er weniger intelligent ist. Ich werde sagen, dass er vielleicht<text:line-break/>schlechtere A rbeit geleistet hat, weil er weniger gearbeitet hat,<text:line-break/>dass er schlechter gesehen hat, weil er schlechter hingesehen hat.<text:line-break/>Ich werde sagen, dass er seiner Arbeit geringe Aufmerksam<text:line-break/>keit geschenkt hat.<text:line-break/>Damit bin ich vielleicht nicht viel weitergekommen, aber im<text:line-break/>merhin genug, um aus dem Zirkel herauszutreten. Die Auf<text:line-break/>merksamkeit ist weder eine Gehirnerhebung noch eine okkulte<text:line-break/>Eigenschaft. Sie ist eine immaterielle Tatsache ihrem Prinzip<text:line-break/>nach, aber materiell in ihren W irkungen: W ir haben tausend<text:line-break/>Wege, ihre Anwesenheit, Abwesenheit oder ihre größere oder<text:line-break/>kleinere Intensität zu verifizieren. Dazu tendieren alle Ü bun<text:line-break/>gen des universellen U nterrichts. Schließlich ist die Ungleich<text:line-break/>heit der Aufm erksam keit eine Erscheinung, deren mögliche<text:line-break/>Gründe uns die E rfahrung eingibt. W ir wissen, w arum die<text:line-break/>Kleinkinder eine derart ähnliche Intelligenz bei ihrer Erfor<text:line-break/>schung der W elt und ihrem Lernen der Sprache an den Tag<text:line-break/>legen. Der Instinkt und der Bedarf führen sie in derselben Weise<text:line-break/>dazu. Sie haben alle ungefähr dieselben Bedürfnisse zu befrie<text:line-break/>digen und sie w ollen alle vollw ertig in die Gesellschaft der<text:line-break/>Menschen, in die Gesellschaft der sprechenden Wesen eintre<text:line-break/>65</text:span></text:p>
      <text:p text:style-name="P1"><text:span text:style-name="T1">ten. U nd dafür darf die Intelligenz nicht ruhen. „Dieses Kind</text:span><text:line-break/><text:span text:style-name="T1">ist umgeben von Gegenständen, die alle zugleich unterschied</text:span><text:line-break/><text:span text:style-name="T1">liche Sprachen sprechen; es muss sie getrennt voneinander und</text:span><text:line-break/><text:span text:style-name="T1">in ihrer Gesamtheit untersuchen; sie haben keine Beziehung</text:span><text:line-break/><text:span text:style-name="T1">zueinander und sie widersprechen sich oft. Es kann nichts er</text:span><text:line-break/><text:span text:style-name="T1">raten von all diesen Idiomen, m it denen die N atur zur selben</text:span><text:line-break/><text:span text:style-name="T1">Zeit zu seinem O hr, seinem Tastsinn und zu all seinen Sinnen</text:span><text:line-break/><text:span text:style-name="T1">spricht. Es muss oft wiederholen, um sich so vieler absolut</text:span><text:line-break/><text:span text:style-name="T1">beliebiger Zeichen zu erinnern (...) Was für eine Aufmerksam</text:span><text:line-break/><text:span text:style-name="T1">keit braucht es da nicht!“33</text:span><text:line-break/><text:span text:style-name="T1">Nachdem dieser große Schritt getan ist, ist das Bedürfnis we</text:span><text:line-break/><text:span text:style-name="T1">niger dringend, die Aufmerksamkeit weniger konstant und das</text:span><text:line-break/><text:span text:style-name="T1">Kind gewöhnt sich, mit den Augen des anderen zu sehen. Die</text:span><text:line-break/><text:span text:style-name="T1">Umstände variieren und es entwickelt die intellektuellen Fä</text:span><text:line-break/><text:span text:style-name="T1">higkeiten, nach denen jene verlangen. Dasselbe ist es mit den</text:span><text:line-break/><text:span text:style-name="T1">Menschen aus dem Volk. Es ist nicht nötig zu diskutieren, ob</text:span><text:line-break/><text:span text:style-name="T1">ihre „geringere“ Intelligenz eine W irkung der N atur oder der</text:span><text:line-break/><text:span text:style-name="T1">Gesellschaft ist: Sie entwickeln die Intelligenz, die die Bedürf</text:span><text:line-break/><text:span text:style-name="T1">nisse und die Umstände ihrer Existenz von ihnen verlangen.</text:span><text:line-break/><text:span text:style-name="T1">Da, wo das Bedürfnis endet, ruht sich die Intelligenz aus, au</text:span><text:line-break/><text:span text:style-name="T1">ßer ein stärkerer Wille verschafft sich G ehör und sagt: Mach</text:span><text:line-break/><text:span text:style-name="T1">weiter; schau, was du gemacht hast und was du machen</text:span> <text:span text:style-name="T1">kannst</text:span><text:span text:style-name="T6">,</text:span><text:line-break/><text:span text:style-name="T1">wenn du dieselbe Intelligenz gebrauchst, die du bereits an</text:span><text:line-break/><text:span text:style-name="T1">gewandt hast, indem du jeder Sache gegenüber gleich aufmerk</text:span><text:line-break/><text:span text:style-name="T1">sam bist, indem du dich nicht von deinem Weg abbringen lässt.</text:span><text:line-break/><text:span text:style-name="T1">Fassen wir diese Beobachtungen zusammen und sagen wir:</text:span><text:line-break/><text:span text:style-name="T1">Der Mensch ist ein Wille, dem eine Intelligenz dient. Vielleicht</text:span> <text:span text:style-name="T1">genügt es,</text:span><text:line-break/><text:span text:style-name="T1">dass die Willen ungleich gebieterisch sind, um die Unterschie</text:span><text:line-break/><text:span text:style-name="T1">de der Aufmerksamkeit zu erklären, die vielleicht genügen, die</text:span><text:line-break/><text:span text:style-name="T1">Ungleichheit der intellektuellen Leistungen zu erklären.</text:span><text:line-break/><text:span text:style-name="T1">Der Mensch ist</text:span> <text:span text:style-name="T1">ein Wille, dem eine Intelligenz dient.</text:span> <text:span text:style-name="T1">Diese Formel</text:span><text:line-break/><text:span text:style-name="T1">ist Erbin einer langen Geschichte. Das D enken der großen</text:span><text:line-break/><text:span text:style-name="T1">Geister des 18. Jahrhunderts zusammenfassend hat Saint-Lam-</text:span><text:line-break/><text:span text:style-name="T1">bert behauptet:</text:span> <text:span text:style-name="T1">Der Mensch ist eine lebendige Organisation</text:span><text:span text:style-name="T6">,</text:span><text:span text:style-name="T1">der eine Intel</text:span><text:line-break/><text:span text:style-name="T1">ligenzdient.</text:span> <text:span text:style-name="T1">Die Formel roch nach M aterialismus und zu Zeiten</text:span><text:line-break/><text:span text:style-name="T1">der Restauration hatte der Apostel der Gegenrevolution, der</text:span><text:line-break/><text:span text:style-name="T1">Vicomte de Bonald, sie genau umgedreht:</text:span> <text:span text:style-name="T1">Der Mensch,</text:span> <text:span text:style-name="T1">erklärte</text:span><text:line-break/><text:span text:style-name="T1">66</text:span></text:p>
      <text:p text:style-name="P1"><text:span text:style-name="T1">er,</text:span> <text:span text:style-name="T1">ist eine Intelligenz der Organe dienen.</text:span> <text:span text:style-name="T1">Aber diese U m kehrung be</text:span><text:line-break/><text:span text:style-name="T1">wirkte eine sehr zwiespältige W iedererrichtung der Intelligenz.</text:span><text:line-break/><text:span text:style-name="T1">Was dem Vicomte an der Form el des Philosophen missfiel,</text:span><text:line-break/><text:span text:style-name="T1">war nicht, dass sie der menschlichen Intelligenz einen zu ge</text:span><text:line-break/><text:span text:style-name="T1">ringen Anteil ließ. Er selbst machte nicht viel Aufhebens von</text:span><text:line-break/><text:span text:style-name="T1">ihr. Was ihm hingegen missfiel, war dieses republikanische</text:span><text:line-break/><text:span text:style-name="T1">Modell eines Königs im Dienste der kollektiven Organisati</text:span><text:line-break/><text:span text:style-name="T1">on. Was er wiedererrichten wollte, war die gute hierarchische</text:span><text:line-break/><text:span text:style-name="T1">Ordnung: ein König, der befiehlt, und Untertanen, die gehor</text:span><text:line-break/><text:span text:style-name="T1">chen. Die königliche Intelligenz war für ihn sicherlich nicht</text:span><text:line-break/><text:span text:style-name="T1">die des Kindes oder des Arbeiters, die auf die Aneignung der</text:span><text:line-break/><text:span text:style-name="T1">Welt der Zeichen gerichtet ist; das war die göttliche Intelligenz,</text:span><text:line-break/><text:span text:style-name="T1">eingeschrieben in die Gesetze, die den Menschen von der G ott</text:span><text:line-break/><text:span text:style-name="T1">heit gegeben wurden, in die Sprache selbst, die ihren Ursprung</text:span><text:line-break/><text:span text:style-name="T1">weder in der N atur noch in der menschlichen Kunstfertigkeit</text:span><text:line-break/><text:span text:style-name="T1">hatte, sondern sich der reinen göttlichen Gabe verdankte. Das</text:span><text:line-break/><text:span text:style-name="T1">Los des menschlichen Willens war es, sich dieser bereits offen</text:span><text:line-break/><text:span text:style-name="T1">barten Intelligenz zu unterwerfen, die in den Gesetzbüchern,</text:span><text:line-break/><text:span text:style-name="T1">in der Sprache sowie in den gesellschaftlichen Institutionen ein</text:span><text:line-break/><text:span text:style-name="T1">geschrieben ist.</text:span><text:line-break/><text:span text:style-name="T1">Diese Festlegung zog ein gewisses Paradox nach sich. Um den</text:span><text:line-break/><text:span text:style-name="T1">Trium ph der gesellschaftlichen und sprachlichen Objektivität</text:span><text:line-break/><text:span text:style-name="T1">über die „individualistische“ Philosophie der Aufklärung zu</text:span><text:line-break/><text:span text:style-name="T1">sichern, musste Bonald die „materialistischsten“ Form ulierun</text:span><text:line-break/><text:span text:style-name="T1">gen eben jener Philosophie in Kauf nehmen. Um jede V or</text:span><text:line-break/><text:span text:style-name="T1">gängigkeit des Denkens vor der Sprache zu verneinen, um der</text:span><text:line-break/><text:span text:style-name="T1">Intelligenz jedes Recht zur Suche einer W ahrheit, die ihr eigen</text:span><text:line-break/><text:soft-page-break/><text:span text:style-name="T1">ist, zu verbieten, musste er sich in die Reihe derer stellen, die</text:span><text:line-break/><text:span text:style-name="T1">die Operationen des Geistes auf den reinen Mechanismus der</text:span><text:line-break/><text:span text:style-name="T1">Empfindungen und der sprachlichen Zeichen reduziert hatten;</text:span><text:line-break/><text:span text:style-name="T1">das ging so weit, dass er sich über die Mönche des Berg Athos</text:span><text:line-break/><text:span text:style-name="T1">lustig machte, die, indem sie die Bewegungen ihres Nabels</text:span><text:line-break/><text:span text:style-name="T1">betrachteten, sich von göttlichem Geist bewohnt glaubten.34</text:span><text:line-break/><text:span text:style-name="T1">So fand sich diese Naturgleichheit von sprachlichen Zeichen</text:span><text:line-break/><text:span text:style-name="T1">und den Ideen des Verstandes, die das 18. Jahrhundert gesucht</text:span><text:line-break/><text:span text:style-name="T1">und die die Arbeit der Ideologen35 weitergeführt hatte, verein</text:span><text:line-break/><text:span text:style-name="T1">nahmt und verkehrt zugunsten einer Vorherrschaft des Beste</text:span><text:line-break/><text:span text:style-name="T1">67</text:span></text:p>
      <text:p text:style-name="P1"><text:span text:style-name="T1">henden, im Rahmen einer theokratischen und soziokratischen</text:span><text:line-break/><text:span text:style-name="T1">Auffassung der Intelligenz. „Der M ensch“, schreibt der Vi</text:span><text:line-break/><text:span text:style-name="T1">comte, „denkt sein Sprechen, bevor er sein Denken spricht.“36</text:span><text:line-break/><text:span text:style-name="T1">Eine materialistische Theorie der Sprache, die uns nicht im</text:span><text:line-break/><text:span text:style-name="T1">Ungewissen lässt über den from m en Gedanken, der sie belebt:</text:span><text:line-break/>„<text:span text:style-name="T1">Als treue und ewige H üterin des heiligen Schatzes der funda</text:span><text:line-break/><text:span text:style-name="T1">mentalen W ahrheiten der gesellschaftlichen O rdnung verleiht</text:span><text:line-break/><text:span text:style-name="T1">die Gesellschaft, allgemein betrachtet, allen ihren Kindern, so</text:span><text:line-break/><text:span text:style-name="T1">bald sie in die große Familie eintreten, eine Kenntnis davon.“37</text:span><text:line-break/><text:span text:style-name="T1">Angesichts dieser starken Gedanken hat jemand mit wüten</text:span><text:line-break/><text:span text:style-name="T1">der Hand auf sein Exemplar diese Zeilen gekritzelt: „Verglei</text:span><text:line-break/><text:span text:style-name="T1">chen Sie dies skandalöse Geschwätz m it der A ntw ort des Ora</text:span><text:line-break/><text:span text:style-name="T1">kels auf die gelehrte Unwissenheit des Sokrates.“ Das ist nicht</text:span><text:line-break/><text:span text:style-name="T1">die H and von Joseph Jacotot, es ist jene des Kollegen von</text:span><text:line-break/><text:span text:style-name="T1">Monsieur de Bonald in der Abgeordnetenkamm er, des Ritters</text:span><text:line-break/><text:span text:style-name="T1">Maine de Biran, der, ein wenig später, in zwei Zeilen das ganze</text:span><text:line-break/><text:span text:style-name="T1">Gebäude des Vicomte niederreißt: Die Vorgängigkeit der Zei</text:span><text:line-break/><text:span text:style-name="T1">chen der Sprache ändert nichts an dem Vorrang des intellek</text:span><text:line-break/><text:span text:style-name="T1">tuellen Aktes, der ihnen für jedes Menschenkind Sinn gibt: „Der</text:span><text:line-break/><text:span text:style-name="T1">Mensch lernt zu sprechen nur dadurch, dass er Ideen mit</text:span><text:line-break/><text:span text:style-name="T1">W örtern verknüpft, die er von seiner Amme bezieht.“ Eine</text:span><text:line-break/><text:span text:style-name="T1">auf den ersten Blick erstaunliche Koinzidenz. Man sieht zuerst</text:span><text:line-break/><text:span text:style-name="T1">schlecht, was den ehemaligen Leutnant der Garden von Lud</text:span><text:line-break/><text:span text:style-name="T1">wig XVI. und den ehemaligen H auptm ann der Armeen des</text:span><text:line-break/><text:span text:style-name="T1">Jahres I der französischen Revolution, den Schlossherrn und</text:span><text:line-break/><text:span text:style-name="T1">Verwalter und den Professor des Departementgymnasiums,</text:span><text:line-break/><text:span text:style-name="T1">den Abgeordneten der monarchistischen Kammer und den exi</text:span><text:line-break/><text:span text:style-name="T1">lierten Revolutionär zusammenführen könnte. Höchstens, so</text:span><text:line-break/><text:span text:style-name="T1">wird man denken, bei Ausbruch der Revolution 20 Jahre alt</text:span><text:line-break/><text:span text:style-name="T1">gewesen zu sein, mit 25 den Pariser T um ult geflohen zu sein,</text:span><text:line-break/><text:span text:style-name="T1">und in der Distanz reichlich lange über den Sinn und die Wirk</text:span><text:line-break/><text:span text:style-name="T1">samkeit meditiert zu haben, welche, inm itten so vieler Um</text:span><text:line-break/><text:span text:style-name="T1">wälzungen, der alte sokratische Spruch annehmen oder wieder-</text:span><text:line-break/><text:span text:style-name="T1">annehmen könnte. Jacotot versteht ihn eher in der Weise der</text:span><text:line-break/><text:span text:style-name="T1">Moralisten, Maine de Biran in jener der Metaphysiker. Es bleibt</text:span><text:line-break/><text:span text:style-name="T1">jedoch eine gemeinsame Sicht bestehen, die dieselbe Behaup</text:span><text:line-break/><text:span text:style-name="T1">tung des Primats des Denkens vor den Zeichen der Sprache</text:span><text:line-break/><text:span text:style-name="T1">68</text:span></text:p>
      <text:p text:style-name="P1"><text:span text:style-name="T1">unterstützt: eine selbe Bilanz der analytischen und ideologi</text:span><text:line-break/><text:span text:style-name="T1">schen Tradition, im H erzen deren der eine wie der andere sein</text:span><text:line-break/><text:span text:style-name="T1">Denken geformt hat. M an muss die Erkenntnis seiner selbst</text:span><text:line-break/><text:span text:style-name="T1">und die M acht der V ernunft nun nicht m ehr in der wechsel</text:span><text:line-break/><text:span text:style-name="T1">seitigen Durchsichtigkeit der Zeichen der Sprache und der Ideen</text:span><text:line-break/><text:span text:style-name="T1">des Verstandes füreinander suchen. Die revolutionäre und kai</text:span><text:line-break/><text:span text:style-name="T1">serliche W illkür des W ollens hat gänzlich dieses verheißene</text:span><text:line-break/><text:span text:style-name="T1">Land der gut gemachten Sprachen besetzt, welches sich die</text:span><text:line-break/><text:span text:style-name="T1">Vernunft von gestern versprach. Die Sicherheit des Denkens</text:span><text:line-break/><text:span text:style-name="T1">zieht sich jenseits der Durchsichtigkeiten der Sprache zurück -</text:span><text:line-break/><text:span text:style-name="T1">seien sie republikanisch oder theokratisch. Sie fußt auf ihrem</text:span><text:line-break/><text:span text:style-name="T1">eigenen Akt, auf dieser Spannung des Geistes, die jeder Kom</text:span><text:line-break/><text:span text:style-name="T1">bination der Zeichen vorhergeht und sie bestimmt. Die G ott</text:span><text:line-break/><text:span text:style-name="T1">heit der revolutionären und imperialen Zeit, der Wille, findet</text:span><text:line-break/><text:span text:style-name="T1">seine Vernünftigkeit im H erzen dieser Anstrengung jedes Ein</text:span><text:line-break/><text:span text:style-name="T1">zelnen, in dieser Selbstbestimmung des Geistes als Aktivität.</text:span><text:line-break/><text:span text:style-name="T1">Die Intelligenz ist Aufmerksamkeit und Suche, bevor sie Kom</text:span><text:line-break/><text:span text:style-name="T1">bination von Ideen ist. D er Wille ist die Fähigkeit, sich zu be</text:span><text:line-break/><text:span text:style-name="T1">wegen, nach seiner</text:span> <text:span text:style-name="T1">eigenen</text:span> <text:span text:style-name="T1">Bewegung zu handeln, bevor er In</text:span><text:line-break/><text:span text:style-name="T1">stanz der W ahl ist.</text:span><text:line-break/><text:span text:style-name="T1">Ein Wille, dem eine Intelligenz dient</text:span><text:line-break/><text:span text:style-name="T1">Es ist diese grundlegende Umkehrung, die die neue Ausrichtung</text:span><text:line-break/><text:span text:style-name="T1">der Definition des Menschen verzeichnet: Der Mensch ist ein</text:span><text:line-break/><text:span text:style-name="T1">Wille,</text:span> <text:span text:style-name="T1">dem eine Intelligenz dient.</text:span> <text:span text:style-name="T1">Der Wille ist die rationale Macht,</text:span><text:line-break/><text:span text:style-name="T1">die man aus den Streitereien zwischen</text:span> <text:span text:style-name="T1">den Anhängern derIdeen</text:span> <text:span text:style-name="T1">und</text:span><text:line-break/><text:span text:style-name="T1">den</text:span> <text:span text:style-name="T1">Anhängern der Dinge</text:span> <text:span text:style-name="T1">heraushalten muss. In diesem Sinne muss</text:span><text:line-break/><text:span text:style-name="T1">man auch die cartesianische Gleichheit des</text:span> <text:span text:style-name="T1">cogto</text:span> <text:span text:style-name="T1">präzisieren. Die</text:span><text:line-break/><text:span text:style-name="T1">sem denkenden Subjekt, das sich als solches nur kannte, indem</text:span><text:line-break/><text:span text:style-name="T1">es sich von jedem Sinn und von jedem Körper lossagte, wird</text:span><text:line-break/><text:span text:style-name="T1">dieses neue denkende Subjekt gegenübergestellt, das sich in der</text:span><text:line-break/><text:span text:style-name="T1">Macht, die es über sich selbst wie über den Körper ausübt, emp</text:span><text:line-break/><text:span text:style-name="T1">findet. So fertigt Jacotot nach den Prinzipien des universellen</text:span><text:line-break/><text:span text:style-name="T1">Unterrichts seine eigene</text:span> <text:span text:style-name="T1">Übersetzung</text:span> <text:span text:style-name="T1">dieser berühm ten cartesia-</text:span><text:line-break/><text:span text:style-name="T1">nischen Analyse des Stückes Wachs an: „Ich will hinschauen und</text:span><text:line-break/><text:span text:style-name="T1">69</text:span></text:p>
      <text:p text:style-name="P1"><text:span text:style-name="T1">ich sehe. Ich möchte zuhören und ich höre. Ich möchte tasten</text:span><text:line-break/><text:span text:style-name="T1">und mein Arm streckt sich aus, bewegt sich an der Oberfläche</text:span><text:line-break/><text:span text:style-name="T1">der Gegenstände oder dringt in ihr Inneres ein; meine Hand</text:span><text:line-break/><text:span text:style-name="T1">öffnet sich, entfaltet sich, streckt sich, zieht sich wieder zusam</text:span><text:line-break/><text:span text:style-name="T1">men, meine Finger spreizen sich oder schließen sich, um mei</text:span><text:line-break/><text:span text:style-name="T1">nem Willen zu gehorchen. In dieser Tätigkeit des Tastens ken</text:span><text:line-break/><text:span text:style-name="T1">ne ich nur meinen Willen zu tasten. Dieser Wille ist weder mein</text:span><text:line-break/><text:span text:style-name="T1">Arm noch meine Hand, nicht mein Gehirn und auch nicht das</text:span><text:line-break/><text:span text:style-name="T1">Tasten. Dieser Wille bin ich, meine Seele, er ist meine Macht,</text:span><text:line-break/><text:span text:style-name="T1">meine Fähigkeit. Ich fühle diesen Willen, er ist mir gegenwär</text:span><text:line-break/><text:span text:style-name="T1">tig, er ist ich selbst; was die A rt und Weise betrifft, in der ich</text:span><text:line-break/><text:span text:style-name="T1">befolgt werde, so fühle ich sie nicht, ich kenne sie nur durch</text:span><text:line-break/><text:span text:style-name="T1">meine Taten (...) Ich fasse die Ideenformung wie das Tasten auf.</text:span><text:line-break/><text:span text:style-name="T1">Ich habe Empfindungen, wann es mir beliebt, ich befehle mei</text:span><text:line-break/><text:span text:style-name="T1">nen Sinnen, sie mir zu bringen. Ich habe Ideen, wann ich will,</text:span><text:line-break/><text:span text:style-name="T1">ich befehle meiner Intelligenz, diese zu suchen, zu ertasten. Die</text:span><text:line-break/><text:span text:style-name="T1">Hand und die Intelligenz sind meine Sklaven, von denen jeder</text:span><text:line-break/><text:span text:style-name="T1">seine Aufgabenbereiche hat. Der Mensch ist ein Wille, dem eine</text:span><text:line-break/><text:span text:style-name="T1">Intelligenz dient.“38</text:span><text:line-break/><text:span text:style-name="T1">Ich habe Ideen, wann ich will. Descartes kannte wohl die Macht</text:span><text:line-break/><text:span text:style-name="T1">des Willens über den Verstand. Aber er kannte sie gerade als</text:span><text:line-break/><text:span text:style-name="T1">Macht des Falschen, als G rund des Irrtums: die Voreiligkeit</text:span><text:line-break/><text:soft-page-break/><text:span text:style-name="T1">etwas zu</text:span> <text:span text:style-name="T1">behaupten, wenn die Idee nicht klar und deutlich ist.</text:span><text:line-break/><text:span text:style-name="T1">Man muss umgekehrt sagen, dass es der Mangel an Willen ist,</text:span><text:line-break/><text:span text:style-name="T1">der die Intelligenz irren lässt. Die Erbsünde des Geistes ist nicht</text:span><text:line-break/><text:span text:style-name="T1">die Voreiligkeit, sie ist die Abgelenktheit, die Abwesenheit.</text:span><text:line-break/>„<text:span text:style-name="T1">Ohne Willen oder ohne Überlegung zu handeln, erzeugt</text:span><text:line-break/><text:span text:style-name="T1">keinen intellektuellen Akt. Die W irkung, die daraus resultiert,</text:span><text:line-break/><text:span text:style-name="T1">kann weder unter die Produktionen der Intelligenz gereiht,</text:span><text:line-break/><text:span text:style-name="T1">noch mit ihnen verglichen werden. In der Untätigkeit kann</text:span><text:line-break/><text:span text:style-name="T1">man nicht eine mehr oder weniger große Tätigkeit sehen; sie</text:span><text:line-break/><text:span text:style-name="T1">ist nichts. Der Idiotismus ist nicht eine Fähigkeit, er ist die Ab</text:span><text:line-break/><text:span text:style-name="T1">wesenheit oder der Schlaf oder die Ruhe dieser Fähigkeit.“39</text:span><text:line-break/><text:span text:style-name="T1">Die Tätigkeit der Intelligenz ist sehen und vergleichen, was</text:span><text:line-break/><text:span text:style-name="T1">sie sieht. Sie sieht zuerst auf gut Glück. Sie muss versuchen,</text:span><text:line-break/><text:span text:style-name="T1">zu wiederholen und die Bedingungen zu schaffen, von neuem</text:span><text:line-break/><text:span text:style-name="T1">zu sehen, was sie gesehen hat, um ähnliche Tatsachen zu sehen,</text:span><text:line-break/><text:span text:style-name="T1">70</text:span></text:p>
      <text:p text:style-name="P1"><text:span text:style-name="T1">um Tatsachen zu sehen, die der G rund davon sein könnten,</text:span><text:line-break/><text:span text:style-name="T1">was sie gesehen hat. Sie muss auch W örter, Sätze und Redefigu</text:span><text:line-break/><text:span text:style-name="T1">ren bilden, um den anderen zu sagen, was sie gesehen hat. Kurz,</text:span><text:line-break/><text:span text:style-name="T1">mag es auch den Genies missfallen, die am meisten praktizier</text:span><text:line-break/><text:span text:style-name="T1">te Weise der Übung der Intelligenz ist die Wiederholung. Und</text:span><text:line-break/><text:span text:style-name="T1">die W iederholung langweilt. Das erste Laster ist die Faulheit.</text:span><text:line-break/><text:span text:style-name="T1">Es ist leichter, abwesend zu sein, halb zu sehen, zu sagen, was</text:span><text:line-break/><text:span text:style-name="T1">man nicht sieht, als zu sagen, was man zu sehen glaubt. So bil</text:span><text:line-break/><text:span text:style-name="T1">den sich die Abwesenheitssätze, diesefolglichs,</text:span> <text:span text:style-name="T1">die kein Abenteuer</text:span><text:line-break/><text:span text:style-name="T1">des Geistes verm itteln. „Ich kann nicht“ ist das beste Beispiel</text:span><text:line-break/><text:span text:style-name="T1">für diese Abwesenheitssätze. „Ich kann nicht“ ist kein Name</text:span><text:line-break/><text:span text:style-name="T1">einer Tatsache. Nichts geschieht in dem Geist, dem diese Be</text:span><text:line-break/><text:span text:style-name="T1">hauptung entspricht. Sie «V//buchstäblich nichts sagen.40So füllt</text:span><text:line-break/><text:span text:style-name="T1">oder leert sich die Rede je nachdem, ob der Wille den F ort</text:span><text:line-break/><text:span text:style-name="T1">gang der Intelligenz erzwingt oder nicht. Die Bedeutung ist das</text:span><text:line-break/><text:span text:style-name="T1">Werk des Willens. H ierin liegt das Geheimnis des universel</text:span><text:line-break/><text:span text:style-name="T1">len U nterrichts. Es ist auch das Geheimnis derer, die man</text:span><text:line-break/><text:span text:style-name="T1">Genies nennt: die unermüdliche Arbeit, um den Körper den</text:span><text:line-break/><text:span text:style-name="T1">notwendigen G ew ohnheiten zu beugen, um der Intelligenz</text:span><text:line-break/><text:span text:style-name="T1">neue Ideen zu befehlen, neue Arten, diese auszudrücken; um</text:span><text:line-break/><text:span text:style-name="T1">planmäßig nachzumachen, was der Zufall erzeugt hat, und um</text:span><text:line-break/><text:span text:style-name="T1">die unglücklichen Umstände in Erfolgschancen zu verwandeln:</text:span><text:line-break/>„<text:span text:style-name="T1">Das gilt für die Redner wie für die Kinder. Sie bilden sich in</text:span><text:line-break/><text:span text:style-name="T1">der Versammlung, wie wir uns im Leben gestalten (...) Derje</text:span><text:line-break/><text:span text:style-name="T1">nige, der in der letzten Sitzung zufällig auf seine Kosten H ei</text:span><text:line-break/><text:span text:style-name="T1">terkeit erregt hat, könnte lernen, immer und wann er es will</text:span><text:line-break/><text:span text:style-name="T1">Gelächter hervorzurufen, wenn er alle Verhältnisse studiert,</text:span><text:line-break/><text:span text:style-name="T1">die diese Lacher provoziert hatten, die ihn verstörten und ihm</text:span><text:line-break/><text:span text:style-name="T1">den Mund für im m er schlossen. Das war der Anfang von De</text:span><text:line-break/><text:span text:style-name="T1">mosthenes. Er lernte, als er Lachen hervorrief, ohne es zu wol</text:span><text:line-break/><text:span text:style-name="T1">len, wie er dieses schallende Gelächter gegen Aischines wenden</text:span><text:line-break/><text:span text:style-name="T1">könnte. Aber Demosthenes war nicht faul. Er konnte es nicht</text:span><text:line-break/><text:span text:style-name="T1">sein.“41</text:span><text:line-break/><text:span text:style-name="T1">Ein Individuum kann alles,</text:span> <text:span text:style-name="T1">was es will, proklam iert der universelle</text:span><text:line-break/><text:span text:style-name="T1">Unterricht. A ber man sollte nicht darüber im U nklaren blei</text:span><text:line-break/><text:span text:style-name="T1">ben, was</text:span> <text:span text:style-name="T1">wollen</text:span> <text:span text:style-name="T1">heißt. D er universelle U nterricht ist nicht der</text:span><text:line-break/><text:span text:style-name="T1">Schlüssel zum Erfolg, der den U nternehm ern durch die Er</text:span><text:line-break/><text:span text:style-name="T1">71</text:span></text:p>
      <text:p text:style-name="P1"><text:span text:style-name="T1">forschung der wunderbaren M acht des Willens geschenkt wird.</text:span><text:line-break/><text:span text:style-name="T1">Nichts wäre dem Denken der Em anzipation fremder als die</text:span><text:line-break/><text:span text:style-name="T1">ses Jahrmarktgeschrei. U nd der M eister ist verstört, als die An</text:span><text:line-break/><text:span text:style-name="T1">hänger seiner Lehre ihre Schule unter dem Zeichen</text:span> <text:span text:style-name="T1">Wer will, kann</text:span><text:line-break/><text:span text:style-name="T1">eröffnen. Das einzige Banner, das etwas taugt, ist das der</text:span> <text:span text:style-name="T1">Gleichheit</text:span><text:line-break/><text:span text:style-name="T1">derIntelligenzen.</text:span> <text:span text:style-name="T1">Der universelle U nterricht ist keine Methode für</text:span><text:line-break/><text:span text:style-name="T1">Draufgänger. Es stim mt wahrscheinlich, dass die Ehrgeizigen</text:span><text:line-break/><text:span text:style-name="T1">und Eroberer seine abenteuerliche Variante sind. Ihre Leiden</text:span><text:line-break/><text:span text:style-name="T1">schaft ist eine unerschöpfliche Quelle an Ideen und sie verste</text:span><text:line-break/><text:span text:style-name="T1">hen sich ganz gewiss schnell darauf, Generäle, Gelehrte oder</text:span><text:line-break/><text:span text:style-name="T1">Financiers, deren Wissenschaft sie nicht beherrschen, zu diri</text:span><text:line-break/><text:span text:style-name="T1">gieren. Aber dieser Theatereffekt interessiert uns nicht. Was</text:span><text:line-break/><text:span text:style-name="T1">die Ehrgeizigen an intellektuellem Vermögen gewinnen, indem</text:span><text:line-break/><text:span text:style-name="T1">sie sich niemandem unterlegen glauben, verlieren sie, indem</text:span><text:line-break/><text:span text:style-name="T1">sie sich allen anderen überlegen fühlen. Was uns interessiert,</text:span><text:line-break/><text:span text:style-name="T1">ist die Erforschung der Macht jedes Menschen, wenn er sich</text:span><text:line-break/><text:span text:style-name="T1">allen anderen gleich und alle anderen ihm gleich schätzt. Un</text:span><text:line-break/><text:span text:style-name="T1">ter Wille verstehen wir diese Rückwendung des vernünftigen,</text:span><text:line-break/><text:span text:style-name="T1">sich als handelnd wissenden Wesens auf sich selbst. Es ist dieser</text:span><text:line-break/><text:span text:style-name="T1">Herd der Vernünftigkeit, dieses Bewusstsein und diese Selbst</text:span><text:line-break/><text:span text:style-name="T1">einschätzung als vernünftig handelndes Wesen, die die Bewe</text:span><text:line-break/><text:span text:style-name="T1">gung der Intelligenz nährt. Das vernünftige Wesen ist zuerst</text:span><text:line-break/><text:span text:style-name="T1">ein Wesen, das seine Fähigkeit kennt, das sich darüber nicht</text:span><text:line-break/><text:span text:style-name="T1">belügt.</text:span><text:line-break/><text:span text:style-name="T1">Das Prinzip der Wahrhaftigkeit</text:span><text:line-break/><text:span text:style-name="T1">Es gibt zwei grundlegende Lügen: diejenige, die proklamiert</text:span><text:line-break/><text:span text:style-name="T1">ich sage die Wahrheit, und diejenige, die behauptet</text:span> <text:span text:style-name="T1">ich kann es nicht</text:span><text:line-break/><text:span text:style-name="T1">sagen.</text:span> <text:span text:style-name="T1">Das vernünftige Wesen, das sich auf sich selbst besinnt,</text:span><text:line-break/><text:span text:style-name="T1">weiß um die Nichtigkeit dieser zwei Behauptungen. Die erste</text:span><text:line-break/><text:span text:style-name="T1">Tatsache ist die Unmöglichkeit, sich selbst nicht zu kennen.</text:span><text:line-break/><text:span text:style-name="T1">Das Individuum kann sich nicht belügen, es kann sich nur ver</text:span><text:line-break/><text:span text:style-name="T1">gessen. „Ich kann nicht“ ist somit ein Satz der Selbstvergessen</text:span><text:line-break/><text:span text:style-name="T1">heit, in die das vernünftige Wesen sich zurückgezogen hat. Kein</text:span><text:line-break/><text:span text:style-name="T1">böser Geist kann sich zwischen das Bewusstsein und seine Tat</text:span><text:line-break/><text:span text:style-name="T1">72</text:span> </text:p>
      <text:p text:style-name="P1"><text:span text:style-name="T1">ben stehen. A ber alle sind sie M änner der Anhäufung. Und hier<text:line-break/>h ak t Jaco to t ein. M an sage, w enn m an wolle, dass die Wahr<text:line-break/>heit verbindet. A b er was die Menschen verbindet, was sie eint,<text:line-break/>das ist die N icht-A nhäufung. Verjagen w ir die Vorstellungen<text:line-break/>von diesem gesellschaftlichen Z em en t, der die denkenden<text:line-break/>Köpfe des p o strevolutionären Z eitalters versteinern lässt. Die<text:line-break/>M enschen sind geeint, weil sie M enschen, das heißt Wesen der<text:line-break/>Distanzsind. Die Sprache eint sie nicht. Es ist im Gegenteil ihre<text:line-break/>W illkür, die sie, indem sie sie dazu zw ingt, zu übersetzen, in<text:line-break/>Bezug auf ihre A nstrengungen verbindet - jedoch auch in Be<text:line-break/>zug auf ihre Intelligenz: D er M ensch ist ein Wesen, das ganz<text:line-break/>genau weiß, w ann derjenige, der spricht, nicht weiß, was er sagt.<text:line-break/>Die W ahrheit vereinigt die M enschen nicht. Sie gibt sich ih<text:line-break/></text:span><text:soft-page-break/><text:span text:style-name="T1">nen nicht hin. Sie ist unabhängig von uns und unterwirft sich<text:line-break/>nicht der Zerstückelung unserer Sätze. „Die W ahrheit existiert<text:line-break/>durch sie selbst; sie ist, was ist, und nicht, was gesagt wird. Sagen<text:line-break/>hängt vom M enschen ab; aber die W ahrheit hängt davon nicht<text:line-break/>ab.“43 D och sie ist uns deshalb nicht frem d und w ir sind nicht<text:line-break/>aus ihrem Reich verbannt. D ie E rfah ru n g der </text:span><text:span text:style-name="T2">W ahrhaftigkeit</text:span><text:span text:style-name="T1"><text:line-break/>bindet uns an ihr abwesendes Z entrum , sie lässt uns um ihren<text:line-break/>M ittelpunkt kreisen. Zuallererst k önnen w ir W ahrheiten se<text:line-break/>hen und aufzeigen. So ist „ich habe gelehrt, was ich nicht weiß“<text:line-break/>eine Wahrheit. Es ist der N am e einer Tatsache, die existiert hat,<text:line-break/>die sich w iederholen kann. Was den G ru n d dieser Tatsache<text:line-break/>betrifft, so ist er vorerst eine M einung und vielleicht für im<text:line-break/>mer. Aber m it dieser M einung kreisen w ir um die Wahrheit,<text:line-break/>von Tatsachen zu Tatsachen, von Verhältnissen zu Verhältnissen,<text:line-break/>von Sätzen zu Sätzen. Das Wesentliche ist, nicht zu lügen, nicht<text:line-break/>zu sagen, dass man gesehen hat, w enn m an die Augen geschlos<text:line-break/>sen hatte, nichts anderes zu erzählen als das, was m an gesehen<text:line-break/>hat, nicht zu glauben, man habe erklärt, wenn m an bloß benannt<text:line-break/>hat.<text:line-break/>Solcherart zieht jeder von uns seine Parabel um die W ahr<text:line-break/>heit herum . Es gibt nicht zwei gleiche U m laufbahnen. U nd<text:line-break/>deshalb bringen die Erklärenden unsere R evolution in Gefahr.<text:line-break/>„Diese U m laufbahnen der m enschenfreundlichen Auffassun<text:line-break/>gen schneiden sich n u r selten und haben n u r einige gemeinsa-<text:line-break/>74</text:span></text:p>
      <text:p text:style-name="P1"><text:span text:style-name="T1">me Punkte. Niemals fallen die gemischten Linien, die sie be</text:span><text:line-break/><text:span text:style-name="T1">schreiben, ohne Störung zusam m en, ohne die Freiheit und</text:span><text:line-break/><text:span text:style-name="T1">damit den Gebrauch der Intelligenz, die deren Folge ist, auf</text:span><text:line-break/><text:span text:style-name="T1">zuheben. D er Schüler fühlt, dass er von sich aus nicht den Weg</text:span><text:line-break/><text:span text:style-name="T1">beschritten hätte, auf den man ihn gezogen hat; und er ver</text:span><text:line-break/><text:span text:style-name="T1">gisst, dass es tausend Wege gibt, die seinem Willen in den in</text:span><text:line-break/><text:span text:style-name="T1">tellektuellen Räumen offenstehen.“44 Dieses Zusammenfallen</text:span><text:line-break/><text:span text:style-name="T1">der Umlaufbahnen, das ist es, was wir Verdummung genannt</text:span><text:line-break/><text:span text:style-name="T1">haben. U nd w ir verstehen, weshalb die Verdummung umso</text:span><text:line-break/><text:span text:style-name="T1">weiter geht, als dieses Zusammenfallen subtiler, weniger wahr</text:span><text:line-break/><text:span text:style-name="T1">nehmbar ist. Deshalb stellt die sokratische Methode, schein</text:span><text:line-break/><text:span text:style-name="T1">bar dem universellen U nterricht so nahe, die fürchterlichste</text:span><text:line-break/><text:span text:style-name="T1">Form der V erdum m ung dar. Die sokratische M ethode der</text:span><text:line-break/><text:span text:style-name="T1">Befragung, die vorgibt, den Schüler zu seinem eigenen Wissen</text:span><text:line-break/><text:span text:style-name="T1">zu führen, ist tatsächlich die eines Pferdedresseurs: „Er befiehlt</text:span><text:line-break/><text:span text:style-name="T1">die Entwicklungen, die Stufen und die Stufenhöhen. Er selbst</text:span><text:line-break/><text:span text:style-name="T1">hat die Ruhe und die W ürde des Befehlens während der Dre</text:span><text:line-break/><text:span text:style-name="T1">ssur des Geistes, den er leitet. Von Umweg zu Umweg gelangt</text:span><text:line-break/><text:span text:style-name="T1">der Geist zu einem Ziel, das er am Anfang nicht einmal ge</text:span><text:line-break/><text:span text:style-name="T1">ahnt hat. Er ist erstaunt, es zu erreichen, er dreht sich um, be</text:span><text:line-break/><text:span text:style-name="T1">merkt seinen Führer, das Staunen wandelt sich in Bewunde</text:span><text:line-break/><text:span text:style-name="T1">rung und diese Bewunderung verdum m t. D er Schüler fühlt,</text:span><text:line-break/><text:span text:style-name="T1">dass er alleine und auf sich selbst gestellt nicht diesem Weg</text:span><text:line-break/><text:span text:style-name="T1">gefolgt wäre.“45</text:span><text:line-break/><text:span text:style-name="T1">Niemand hat ein Verhältnis zur W ahrheit, wenn er nicht auf</text:span><text:line-break/><text:span text:style-name="T1">seiner eigenen Um laufbahn ist. Niem and rühme sich deshalb</text:span><text:line-break/><text:span text:style-name="T1">dieser Besonderheit und proklam iere seinerseits:</text:span> <text:span text:style-name="T1">Arnims Pkto*</text:span><text:line-break/><text:span text:style-name="T1">std mags</text:span> <text:span text:style-name="T2">(W tkü</text:span> <text:span text:style-name="T1">wirtar/Das ist eine Phrase des Theaters. Aristote</text:span><text:line-break/><text:span text:style-name="T1">les, der sie vorträgt, m acht nichts anderes als Platon. Wie die</text:span><text:line-break/><text:span text:style-name="T1">ser gibt er seine M einungen wieder, erzählt seine intellektuel</text:span><text:line-break/><text:span text:style-name="T1">len Abenteuer, sammelt auf seinem Weg einige W ahrheiten auf.</text:span><text:line-break/><text:span text:style-name="T1">Was die W ahrheit betrifft, so w artet sie nicht auf die Philoso</text:span><text:line-break/><text:span text:style-name="T1">phen, die sich ihre Freunde nennen, sie ist nur m it sich selbst</text:span><text:line-break/><text:span text:style-name="T1">befreundet.</text:span><text:line-break/><text:span text:style-name="T1">75</text:span></text:p>
      <text:p text:style-name="P2"><text:span text:style-name="T1">Die W ahrheit lässt sich nicht sagen. Sie ist eins und die Spra</text:span><text:line-break/><text:span text:style-name="T1">che zerstückelt, sie ist notw endig und die Sprachen sind will</text:span><text:line-break/><text:span text:style-name="T1">kürlich. Diese These der W illkür der Sprachen ist, noch vor</text:span><text:line-break/><text:span text:style-name="T1">der Proklam ierung des universellen U nterrichts, diejenige,</text:span><text:line-break/><text:span text:style-name="T1">durch welche der Unterricht von Jacotot zum Skandalon wurde.</text:span><text:line-break/><text:span text:style-name="T1">Seine Eröffnungsvorlesung in Löwen hatte diese Frage zum</text:span><text:line-break/><text:span text:style-name="T1">Thema, die vom Jahrhundert D iderots und des Abbe Batteux’</text:span><text:line-break/><text:span text:style-name="T1">geerbt wurde: Ist die direkte K onstruktion, die das Nomen vor</text:span><text:line-break/><text:span text:style-name="T1">Verb und A ttribut stellt, die natürliche Konstruktion? Und</text:span><text:line-break/><text:span text:style-name="T1">haben die französischen Schriftsteller das Recht, diese Konstruk</text:span><text:line-break/><text:span text:style-name="T1">tion als ein Zeichen der intellektuellen Überlegenheit ihrer</text:span><text:line-break/><text:span text:style-name="T1">Sprache anzusehen? Er verneinte dies. M it Diderot bestimmte</text:span><text:line-break/><text:span text:style-name="T1">er die „umgekehrte“ O rdnung für ebenso natürlich und viel</text:span><text:line-break/><text:span text:style-name="T1">leicht sogar noch natürlicher als die sogenannte natürliche Rei</text:span><text:line-break/><text:span text:style-name="T1">henfolge, er hielt die Sprache des Gefühls jener der Analyse für</text:span><text:line-break/><text:span text:style-name="T1">vorgängig. Aber vor allem wies er die Idee einer natürlichen</text:span><text:line-break/><text:span text:style-name="T1">Ordnung und der H ierarchien, die daraus folgen könnten,</text:span><text:line-break/><text:span text:style-name="T1">zurück. Alle Sprachen sind gleich willkürlich. Es gibt keine</text:span><text:line-break/><text:span text:style-name="T1">Sprache der Intelligenz, keine Sprache, die universeller wäre</text:span><text:line-break/><text:span text:style-name="T1">als die anderen.</text:span><text:line-break/><text:span text:style-name="T1">Die Entgegnung ließ nicht auf sich warten. In der folgenden</text:span><text:line-break/><text:span text:style-name="T1">Nummer des</text:span> <text:span text:style-name="T1">belgischen Beobachters, einer literarischen Zeitschrift</text:span><text:line-break/><text:span text:style-name="T1">in Brüssel, denunzierte ein junger Philosoph, Van Meenen, die</text:span><text:line-break/><text:span text:style-name="T1">se These als ein der Oligarchie verliehenes theoretisches Un</text:span><text:line-break/><text:span text:style-name="T1">terpfand. Fünf Jahre später, nach der Veröffentlichung von</text:span><text:line-break/><text:span text:style-name="T1">Langue Maternelle,</text:span> <text:span text:style-name="T1">ereiferte sich seinerseits ein junger Jurist, der</text:span><text:line-break/><text:span text:style-name="T1">Van Meenen nahe stand und die Vorlesungen von Jacotot be</text:span><text:line-break/><text:span text:style-name="T1">sucht und sogar veröffentlicht hatte. In seinem</text:span> <text:span text:style-name="T1">Versuch über das</text:span><text:line-break/><text:span text:style-name="T1">Buch von MonsieurJacotot</text:span> <text:span text:style-name="T1">greift Jean Sylvain Van de Weyer jenen</text:span><text:line-break/><text:span text:style-name="T1">Französischprofessor an, der nach Bacon, Hobbes, Locke,</text:span><text:line-break/><text:span text:style-name="T1">Harris, Condillac, Dumarsais, Rousseau, D estutt de Tracy und</text:span><text:line-break/><text:span text:style-name="T1">Bonald noch immer zu behaupten wagt, dass das Denken der</text:span><text:line-break/><text:span text:style-name="T1">Sprache vorgängig ist.</text:span><text:line-break/><text:span text:style-name="T1">Die Position dieser jungen und stürm ischen Widersacher ist</text:span><text:line-break/><text:span text:style-name="T1">einfach zu verstehen. Sie repräsentieren das junge Belgien, pa-</text:span><text:line-break/><text:span text:style-name="T3">Die Vernunft und die Sprache</text:span><text:line-break/><text:span text:style-name="T1">76</text:span></text:p>
      <text:p text:style-name="P1"><text:span text:style-name="T1">triotisch, liberal und frankophon, in intellektuellem A ufstand</text:span><text:line-break/><text:span text:style-name="T1">gegen die holländische Herrschaft. Die Hierarchie der Sprachen</text:span><text:line-break/><text:span text:style-name="T1">und die Universalität der französischen Sprache zu zerstören</text:span><text:line-break/><text:span text:style-name="T1">bedeutet für sie, die Sprache der holländischen Oligarchie, eine</text:span><text:line-break/><text:span text:style-name="T1">zurückgebliebene Sprache der am wenigsten zivilisierten G rup</text:span><text:line-break/><text:span text:style-name="T1">pe, aber auch die geheime Sprache der M acht zu favorisieren.</text:span><text:line-break/><text:span text:style-name="T1">In ihrer Nachfolge beschuldigte der</text:span> <text:span text:style-name="T1">Kurier derMose!</text:span> <text:span text:style-name="T1">die „Methode</text:span><text:line-break/><text:span text:style-name="T1">Jacotot“, gerade recht zu kom m en, um m it geringem Aufwand</text:span><text:line-break/><text:span text:style-name="T1">die holländische - u nter A nführungszeichen - Sprache und</text:span><text:line-break/><text:span text:style-name="T1">Zivilisation aufzuzwingen. Aber es gibt Tiefergehendes als das.</text:span><text:line-break/><text:span text:style-name="T1">Diese jungen Verteidiger der belgischen Identität und der fran</text:span><text:line-break/><text:soft-page-break/><text:span text:style-name="T1">zösischen intellektuellen H eim at haben auch die</text:span> <text:span text:style-name="T1">Philosophischen</text:span><text:line-break/><text:span text:style-name="T1">Untersuchungen</text:span> <text:span text:style-name="T1">des Vicomte de Bonald gelesen. Sie haben aus</text:span><text:line-break/><text:span text:style-name="T1">ihnen eine fundamentale Idee zurückbehalten: die Analogie</text:span><text:line-break/><text:span text:style-name="T1">zwischen den Gesetzen der Sprache, den Gesetzen der Gesell</text:span><text:line-break/><text:span text:style-name="T1">schaft und den Gesetzen des Denkens, ihre prinzipielle Einheit</text:span><text:line-break/><text:span text:style-name="T1">im göttlichen Gesetz. W ahrscheinlich weichen sie im Übrigen</text:span><text:line-break/><text:span text:style-name="T1">von der philosophischen und politischen Botschaft des Vicomte</text:span><text:line-break/><text:span text:style-name="T1">ab. Sie wollen eine nationale und konstitutionelle M onarchie,</text:span><text:line-break/><text:span text:style-name="T1">und sie wollen, dass der Geist frei in sich die großen m etaphy</text:span><text:line-break/><text:span text:style-name="T1">sischen, moralischen und gesellschaftlichen W ahrheiten findet,</text:span><text:line-break/><text:span text:style-name="T1">die von der G ottheit in das H erz eines jeden eingeschrieben</text:span><text:line-break/><text:span text:style-name="T1">sind. Ihr philosophisches Idol ist ein junger Professor in Paris</text:span><text:line-break/><text:span text:style-name="T1">namens Victor Cousin. In der These der W illkür der Sprachen</text:span><text:line-break/><text:span text:style-name="T1">sehen sie die Irrationalität sich in die Kom m unikation einschlei</text:span><text:line-break/><text:span text:style-name="T1">chen, auf dem Weg der Entdeckung des W ahren, auf welchem</text:span><text:line-break/><text:span text:style-name="T1">die Meditation des Philosophen sich m it dem Gem einsinn des</text:span><text:line-break/><text:span text:style-name="T1">gewöhnlichen Mannes verbinden muss. In diesem Paradox des</text:span><text:line-break/><text:span text:style-name="T1">Lektors von Löwen sehen sie das Übel jener Philosophen wei</text:span><text:line-break/><text:span text:style-name="T1">ter erstarken, die „in ihren Attacken im N am en der V orurtei</text:span><text:line-break/><text:span text:style-name="T1">le die schlimmsten Irrtüm er, deren U rsprung sie nicht weit von</text:span><text:line-break/><text:span text:style-name="T1">ihnen entdeckten, oft verwechselten m it den fundam entalen</text:span><text:line-break/><text:span text:style-name="T1">Wahrheiten, die sie auf denselben U rsprung zurückführten,</text:span><text:line-break/><text:span text:style-name="T1">weil ihnen der w ahrhafte U rsprung in den Tiefen, die dem</text:span><text:line-break/><text:span text:style-name="T1">Skalpell der A rgum entation und dem M ikroskop einer ge</text:span><text:line-break/><text:span text:style-name="T1">schwätzigen M etaphysik unerreichbar sind, verborgen blieb,</text:span><text:line-break/><text:span text:style-name="T1">und wohin man seit langem verlernt hatte hinabzusteigen und</text:span><text:line-break/><text:span text:style-name="T1">77</text:span></text:p>
      <text:p text:style-name="P1"><text:span text:style-name="T1">sich von der bloßen Klarheit eines geraden Sinnes und eines</text:span><text:line-break/><text:span text:style-name="T1">einfachen Herzens leiten zu lassen.“46</text:span><text:line-break/><text:span text:style-name="T1">Tatsache ist: Jacotot will diese A rt von Hinabsteigen nicht</text:span><text:line-break/><text:span text:style-name="T1">wieder lernen.</text:span> <text:span text:style-name="T1">Er</text:span> <text:span text:style-name="T1">hört</text:span> <text:span text:style-name="T1">diese nie enden wollenden Sätze jenes gera</text:span><text:line-break/><text:span text:style-name="T1">den Sinnes und einfachen Herzens nicht. Er will diese ängstli</text:span><text:line-break/><text:span text:style-name="T1">che Freiheit nicht, die sich im Ubereinstim m en der Gesetze</text:span><text:line-break/><text:span text:style-name="T1">des Denkens mit den Gesetzen der Sprache und denen der Ge</text:span><text:line-break/><text:span text:style-name="T1">sellschaft garantieren lässt. Die Freiheit ist durch keine prä-</text:span><text:line-break/><text:span text:style-name="T1">stabilierte Harmonie garantiert. Sie lässt sich nehmen, gewin</text:span><text:line-break/><text:span text:style-name="T1">nen, sie wird verloren bloß durch die Anstrengung jedes Ein</text:span><text:line-break/><text:span text:style-name="T1">zelnen. U nd die Vernunft vergewissert sich nicht, bereits in</text:span><text:line-break/><text:span text:style-name="T1">den Konstruktionen der Sprache und in den Gesetzen der Ge</text:span><text:line-break/><text:span text:style-name="T1">meinschaft eingeschrieben zu sein. Die Gesetze der Sprache</text:span><text:line-break/><text:span text:style-name="T1">haben nichts mit der Vernunft zu tun und die Gesetze der Ge</text:span><text:line-break/><text:span text:style-name="T1">meinschaft haben sehr viel m it der U nvernunft zu tun. Wenn</text:span><text:line-break/><text:span text:style-name="T1">es ein göttliches Gesetz gibt, so ist es das Denken selbst, in sei</text:span><text:line-break/><text:span text:style-name="T1">ner bewahrten Wahrhaftigkeit, das alleine Zeugnis davon ab</text:span><text:line-break/><text:span text:style-name="T1">legt. Der Mensch denkt nicht,</text:span> <text:span text:style-name="T1">weil</text:span> <text:span text:style-name="T1">er spricht - das wäre gerade</text:span><text:line-break/><text:span text:style-name="T1">die Unterwerfung des Denkens unter die existierende materielle</text:span><text:line-break/><text:span text:style-name="T1">Ordnung -, der Mensch denkt, weil er existiert.</text:span><text:line-break/><text:span text:style-name="T1">Es bleibt bestehen, dass das Denken sich sagen, sich in Wer</text:span><text:line-break/><text:span text:style-name="T1">ken zeigen, sich anderen denkenden Wesen mitteilen muss. Es</text:span><text:line-break/><text:span text:style-name="T1">muss dies mittels Sprachen m it w illkürlichen Bedeutungen</text:span><text:line-break/><text:span text:style-name="T1">vollbringen. Es ist darin kein Hindernis für die Mitteilung zu</text:span><text:line-break/><text:span text:style-name="T1">sehen. N ur die Faulen erschrecken vor der Idee dieser Will</text:span><text:line-break/><text:span text:style-name="T1">kür und sehen darin das Grab der Vernunft. Im Gegenteil ver</text:span><text:line-break/><text:span text:style-name="T1">wendet die menschliche Intelligenz ihre ganze Kunstfertigkeit</text:span><text:line-break/><text:span text:style-name="T1">darauf, sich verständlich zu machen und zu verstehen, was die</text:span><text:line-break/><text:span text:style-name="T1">Nachbarintelligenz ihm bedeutet, weil es keinen Code gibt,</text:span><text:line-break/><text:span text:style-name="T1">den die Gottheit gegeben hätte, keine Sprache der Sprache. Das</text:span><text:line-break/><text:span text:style-name="T1">Denken sagt sich nicht</text:span> <text:span text:style-name="T1">in der Wahrheit</text:span> <text:span text:style-name="T1">aus, es drückt sich</text:span> <text:span text:style-name="T1">in der</text:span><text:line-break/><text:span text:style-name="T1">Wahrhaftigkeit</text:span> <text:span text:style-name="T1">aus. Es lässt sich teilen, es lässt sich erzählen, es</text:span><text:line-break/><text:span text:style-name="T1">übersetzt sich für andere, die daraus eine andere Erzählung, eine</text:span><text:line-break/><text:span text:style-name="T1">andere Übersetzung machen, unter einer einzigen Vorausset</text:span><text:line-break/><text:span text:style-name="T1">zung, des Willens mitzuteilen, des W illens zu raten, was der</text:span><text:line-break/><text:span text:style-name="T1">andere gedacht hat, und dass nichts außerhalb seiner Erzählung</text:span><text:line-break/><text:span text:style-name="T1">garantiert, kein universales W örterbuch sagt, was man verste</text:span><text:line-break/><text:span text:style-name="T1">78</text:span></text:p>
      <text:p text:style-name="P1"><text:span text:style-name="T1">hen muss. D er W ille errät den Willen. In dieser gemeinsamen</text:span><text:line-break/><text:span text:style-name="T1">Anstrengung nim m t die Definition des Menschen als</text:span> <text:span text:style-name="T1">eines Wil</text:span><text:line-break/><text:span text:style-name="T1">lens, dem eine Intelligenz dient, ihren vollen Sinn an. „Ich denke und</text:span><text:line-break/><text:span text:style-name="T1">ich will mein D enken mitteilen, sogleich verwendet meine In</text:span><text:line-break/><text:span text:style-name="T1">telligenz m it Geschick irgendwelche Zeichen, sie kom biniert,</text:span><text:line-break/><text:span text:style-name="T1">setzt zusammen, analysiert sie und schon gibt es einen Aus</text:span><text:line-break/><text:span text:style-name="T1">druck, ein Bild, eine materielle Tatsache, die von nun an für</text:span><text:line-break/><text:span text:style-name="T1">mich das P orträt eines Gedankens sein wird, das heißt eine im</text:span><text:line-break/><text:span text:style-name="T1">materielle Tatsache. Sie w ird mich daran erinnern und ich</text:span><text:line-break/><text:span text:style-name="T1">werde an meinen Gedanken jedes Mal denken, wenn ich die</text:span><text:line-break/><text:span text:style-name="T1">ses Porträt sehe. Ich kann also zu mir selbst sprechen, wann</text:span><text:line-break/><text:span text:style-name="T1">ich will. Jedoch eines Tages befinde ich mich einem anderen</text:span><text:line-break/><text:span text:style-name="T1">Menschen gegenüber, ich wiederhole in seiner Gegenwart</text:span><text:line-break/><text:span text:style-name="T1">meine Gesten und W orte, und wenn er will, wird er mich er</text:span><text:line-break/><text:span text:style-name="T1">raten (...) N u r kann man sich nicht durch Worte über die Be</text:span><text:line-break/><text:span text:style-name="T1">deutung von W orten einigen. Der eine will sprechen, der an</text:span><text:line-break/><text:span text:style-name="T1">dere will erraten, das ist alles. Aus diesem Wettstreit der Wil</text:span><text:line-break/><text:span text:style-name="T1">len resultiert ein Gedanke, der für zwei Menschen gleichzeitig</text:span><text:line-break/><text:span text:style-name="T1">sichtbar ist. Zuerst existiert er immateriell für den einen, dann</text:span><text:line-break/><text:span text:style-name="T1">sagt er ihn sich selbst, er gibt ihm eine Form für sein O hr oder</text:span><text:line-break/><text:span text:style-name="T1">für seine Augen, schließlich will er, dass diese Form, dieses ma</text:span><text:line-break/><text:span text:style-name="T1">terielle Wesen für einen anderen Menschen denselben ursprüng</text:span><text:line-break/><text:span text:style-name="T1">lichen Gedanken reproduziert. Diese Schöpfungen oder, wenn</text:span><text:line-break/><text:span text:style-name="T1">man will, diese M etam orphosen sind der Effekt von zwei Wil</text:span><text:line-break/><text:span text:style-name="T1">len, die sich gegenseitig helfen. So wird der Gedanke Rede, dann</text:span><text:line-break/><text:span text:style-name="T1">wird diese Rede oder dieses W ort wieder Gedanke; eine Idee</text:span><text:line-break/><text:span text:style-name="T1">wird zu Materie und diese Materie wird zu einer Idee; und das</text:span><text:line-break/><text:span text:style-name="T1">alles ist W irkung des Willens. Die Gedanken fliegen auf den</text:span><text:line-break/><text:span text:style-name="T1">Flügeln der Rede von einem Geist zum anderen. Jedes W ort</text:span><text:line-break/><text:span text:style-name="T1">wird losgeschickt in der Absicht, einen einzigen Gedanken zu</text:span><text:line-break/><text:span text:style-name="T1">tragen, aber ohne das Wissen dessen, der spricht, und unab</text:span><text:line-break/><text:span text:style-name="T1">hängig von ihm, befruchtet sich diese Rede, dieses W ort, die</text:span><text:line-break/><text:span text:style-name="T1">se Larve durch den W illen des Zuhörers; und der Stellvertre</text:span><text:line-break/><text:span text:style-name="T1">ter einer Monade w ird das Zentrum einer Sphäre von Ideen,</text:span><text:line-break/><text:span text:style-name="T1">die in alle Richtungen strahlen, sodass der Sprecher, außer dem,</text:span><text:line-break/><text:span text:style-name="T1">was er sagen hat wollen, in W irklichkeit eine Unendlichkeit</text:span><text:line-break/><text:span text:style-name="T1">anderer Dinge gesagt hat; er hat den Körper einer Idee mit Tinte</text:span><text:line-break/><text:span text:style-name="T1">79</text:span></text:p>
      <text:p text:style-name="P1"><text:span text:style-name="T1">geformt, und diese M aterie, die dazu bestim m t war, myste</text:span><text:line-break/><text:span text:style-name="T1">riöserweise ein einziges im m aterielles Wesen zu umhüllen,</text:span><text:line-break/><text:span text:style-name="T1">enthält tatsächlich eine Welt dieser Wesen, dieser Gedanken.“47</text:span><text:line-break/><text:span text:style-name="T1">Vielleicht versteht man jetzt besser den G rund der Wunder</text:span><text:line-break/><text:span text:style-name="T1">des universellen Unterrichts: Die Mittel, mit denen er operiert,</text:span><text:line-break/><text:soft-page-break/><text:span text:style-name="T1">sind einfach diejenigen jeder Kom m unikationssituation zwi</text:span><text:line-break/><text:span text:style-name="T1">schen zwei vernünftigen Wesen. Das Verhältnis zweier Unwis</text:span><text:line-break/><text:span text:style-name="T1">sender zum Buch, das sie nicht zu lesen</text:span> <text:span text:style-name="T1">wissen,</text:span> <text:span text:style-name="T1">radikalisiert nur</text:span><text:line-break/><text:span text:style-name="T1">die Anstrengung in jedem A ugenblick diese Gedanken in</text:span><text:line-break/><text:span text:style-name="T1">W örter zu übersetzen und die W örter in Gedanken rückzu</text:span><text:line-break/><text:span text:style-name="T1">übersetzen. Dieser Wille, der der O peration vorsteht, ist kein</text:span><text:line-break/><text:span text:style-name="T1">Wundermittel. Er ist dieses Verlangen zu verstehen und sich</text:span><text:line-break/><text:span text:style-name="T1">verständlich zu machen, ohne welches niemals ein Mensch den</text:span><text:line-break/><text:span text:style-name="T1">Materialitäten der Sprache Sinn geben würde. Man muss „ver</text:span><text:line-break/><text:span text:style-name="T1">stehen“ in seinem wahren Sinn begreifen: nicht die lächerliche</text:span><text:line-break/><text:span text:style-name="T1">Macht, den Schleier der Dinge zu lüften, sondern die Fähig</text:span><text:line-break/><text:span text:style-name="T1">keit der Übersetzung, die einen Sprecher mit einem anderen</text:span><text:line-break/><text:span text:style-name="T1">Sprecher konfrontiert. Es ist genau diese Fähigkeit, die dem</text:span><text:line-break/>„<text:span text:style-name="T1">Unwissenden“ erlaubt, dem Buch sein „stummes“ Geheim</text:span><text:line-break/><text:span text:style-name="T1">nis zu entreißen. Es gibt, entgegen der Lehre des</text:span> <text:span text:style-name="T1">Phaidros,</text:span> <text:span text:style-name="T1">nicht</text:span><text:line-break/><text:span text:style-name="T1">zwei Arten des Diskurses, von denen der eine außerstande wäre,</text:span><text:line-break/>„<text:span text:style-name="T1">sich selbst zu Hilfe zu kom m en“, und dazu verdammt wäre,</text:span><text:line-break/><text:span text:style-name="T1">dumm immer dieselbe Sache zu sagen. Jede Rede, ob gesagt</text:span><text:line-break/><text:span text:style-name="T1">oder geschrieben, ist eine Übersetzung, die nur Sinn annimmt</text:span><text:line-break/><text:span text:style-name="T1">in der Rückübersetzung, in der Erfindung der möglichen</text:span><text:line-break/><text:span text:style-name="T1">Gründe des gehörten Tones oder der geschriebenen Spur: Wille</text:span><text:line-break/><text:span text:style-name="T1">zu erraten, der alle Hinweise aufgreift, um zu erfahren, was</text:span><text:line-break/><text:span text:style-name="T1">ihm ein vernünftiges Lebewesen zu sagen hat, das ihn als Seele</text:span><text:line-break/><text:span text:style-name="T1">eines anderen vernünftigen Lebewesens ansieht.</text:span><text:line-break/><text:span text:style-name="T1">Vielleicht versteht man auch den Skandal besser, der aus</text:span> <text:span text:style-name="T1">er</text:span><text:line-break/><text:span text:style-name="T1">zählen</text:span> <text:span text:style-name="T1">und</text:span> <text:span text:style-name="T1">erraten</text:span> <text:span text:style-name="T1">die zwei H auptoperationen der Intelligenz</text:span><text:line-break/><text:span text:style-name="T1">macht. Wahrscheinlich kennen die W ahrheitssager und die</text:span><text:line-break/><text:span text:style-name="T1">höheren Geister andere Arten, den Geist in Materie und Ma</text:span><text:line-break/><text:span text:style-name="T1">terie in Geist umzuformen. Man versteht, dass sie sie den Pro</text:span><text:line-break/><text:span text:style-name="T1">fanen verschweigen. Für diese, wie für jedes vernünftige We</text:span><text:line-break/><text:span text:style-name="T1">sen bleibt also diese Bewegung der Rede übrig, die erkannte</text:span><text:line-break/><text:span text:style-name="T1">und aufrechterhaltene Distanz zur W ahrheit und gleichzeitig</text:span><text:line-break/><text:span text:style-name="T1">80</text:span></text:p>
      <text:p text:style-name="P1"><text:span text:style-name="T1">Bewusstsein der M enschlichkeit ist, begierig darauf, mit ande</text:span><text:line-break/><text:span text:style-name="T1">ren zu kom m unizieren und m it ihnen die Ähnlichkeit zu ve</text:span><text:line-break/><text:span text:style-name="T1">rifizieren. „Der Mensch ist verdam mt dazu, zu fühlen und zu</text:span><text:line-break/><text:span text:style-name="T1">schweigen oder, w enn er sprechen will, unaufhörlich zu spre</text:span><text:line-break/><text:span text:style-name="T1">chen, weil er im m er verm indernd oder hinzugebend verbes</text:span><text:line-break/><text:span text:style-name="T1">sern muss, was er gerade gesagt hat (...) weil, was auch immer</text:span><text:line-break/><text:span text:style-name="T1">man sagt, man sich beeilen muss hinzuzufügen: Das ist es nicht;</text:span><text:line-break/><text:span text:style-name="T1">und da die Verbesserung nicht eher ein Ganzes ist als das erste</text:span><text:line-break/><text:span text:style-name="T1">Sagen, so hat man in diesem Fließen und Zurückfließen ein</text:span><text:line-break/><text:span text:style-name="T1">ewiges Mittel der Im provisation.“48</text:span><text:line-break/><text:span text:style-name="T1">Improvisieren ist, man weiß es, eine der kanonischen Übun</text:span><text:line-break/><text:span text:style-name="T1">gen des universellen Unterrichts. Aber es ist zuerst eine Übung</text:span><text:line-break/><text:span text:style-name="T1">der ersten Tugend unserer Intelligenz, der</text:span> <text:span text:style-name="T1">poetischen</text:span> <text:span text:style-name="T1">Tugend.</text:span><text:line-break/><text:span text:style-name="T1">Unsere U nm öglichkeit, die W ahrheit zu</text:span> <text:span text:style-name="T1">sagen, selbst dann,</text:span><text:line-break/><text:span text:style-name="T1">wenn wir sie</text:span> <text:span text:style-name="T1">fühlen, lässt uns als Dichter sprechen, Abenteuer</text:span><text:line-break/><text:span text:style-name="T1">unseres Geistes erzählen und verifizieren, dass sie von ande</text:span><text:line-break/><text:span text:style-name="T1">ren Abenteurern verstanden werden, unser Gefühl mitteilen</text:span><text:line-break/><text:span text:style-name="T1">und es von anderen fühlenden Wesen geteilt sehen. Die Im</text:span><text:line-break/><text:span text:style-name="T1">provisation ist die Übung, durch welche das menschliche</text:span><text:line-break/><text:span text:style-name="T1">Wesen sich erkennt und sich in seiner N atur als vernünftiges</text:span><text:line-break/><text:span text:style-name="T1">Wesen bestätigt, das heißt als Lebewesen, „das Wörter, Figu</text:span><text:line-break/><text:span text:style-name="T1">ren, Vergleiche bildet, um das, was es denkt, seinesgleichen zu</text:span><text:line-break/><text:span text:style-name="T1">erzählen“.49 Die Tugend unserer Intelligenz ist weniger zu</text:span><text:line-break/><text:span text:style-name="T1">wissen, als zu machen. „Wissen ist nichts,</text:span> <text:span text:style-name="T1">Machen</text:span> <text:span text:style-name="T1">ist alles.“ Aber</text:span><text:line-break/><text:span text:style-name="T1">dieses Machen ist in fundamentaler Weise ein Akt der Kom</text:span><text:line-break/><text:span text:style-name="T1">munikation. U nd dadurch „ist</text:span> <text:span text:style-name="T1">Sprechen</text:span> <text:span text:style-name="T1">der beste Beweis der Fä</text:span><text:line-break/><text:span text:style-name="T1">higkeit, alles machen zu können, was auch immer es sei“.50 Im</text:span><text:line-break/><text:span text:style-name="T1">Sprechakt überm ittelt der Mensch nicht sein Wissen, er dich</text:span><text:line-break/><text:span text:style-name="T1">tet, er übersetzt und lädt die anderen dazu ein, es ihm gleich</text:span><text:line-break/><text:span text:style-name="T1">zutun. Er kom m uniziert als</text:span> <text:span text:style-name="T1">Handwerker, als Benutzer von W ör</text:span><text:line-break/><text:span text:style-name="T1">tern wie von W erkzeugen. Der Mensch kom m uniziert mit</text:span><text:line-break/><text:span text:style-name="T1">dem Menschen durch die W erke seiner Hände wie mit den</text:span><text:line-break/><text:span text:style-name="T1">W örtern seines Diskurses: „Wenn der Mensch auf die Materie</text:span><text:line-break/><text:span text:style-name="T1">einwirkt, werden die Abenteuer dieses Körpers die Geschich</text:span><text:line-break/><text:span text:style-name="T1">te der Abenteuer seines Geistes.“51 Und die Emanzipation des</text:span><text:line-break/><text:span text:style-name="T1">Handwerkers ist zuerst die Wiederaneignung dieser Geschich</text:span><text:line-break/><text:span text:style-name="T1">te, das Bewusstsein, dass seine materielle Tätigkeit die N atur</text:span><text:line-break/><text:span text:style-name="T1">81</text:span> </text:p>
      <text:p text:style-name="P1"><text:span text:style-name="T1">Gefühls, das zum Beispiel in dieser Malerei von Poussin gegen<text:line-break/>wärtig ist, die das Begräbnis des Phokion darstellt, zu im pro<text:line-break/>visieren. D er K enner ist wahrscheinlich empört. Wie könnt<text:line-break/>ihr vorgeben zu wissen, dass Poussin das in sein Bild legen<text:line-break/>wollte? U nd was hat dieser hypothetische Diskurs mit der<text:line-break/>Malkunst von Poussin und m it derjenigen, die der Schüler er<text:line-break/>reichen soll, zu tun?<text:line-break/>Man wird antw orten, dass man nicht vorgibt zu wissen, was<text:line-break/>Poussin machen wollte. Man übt sich nur darin, sich vorzu<text:line-break/>stellen, was er gewollt haben könnte. Man verifiziert somit,<text:line-break/>dass alles Machen-Wollen ein Sagen-Wollen ist, und dass sich dieses<text:line-break/>Sagen-Wollen an jedes vernünftige Wesen richtet. Kurz, man ve<text:line-break/>rifiziert, dass das ut poesis pictura, das die Künstler der Renais<text:line-break/>sance beansprucht hatten, als sie den Spruch des Horaz um<text:line-break/>drehten, nicht das den Künstlern allein reservierte Wissen ist:<text:line-break/>Die Malerei wie die Bildhauerei, die Graphik oder jede andere<text:line-break/>Kunst ist eine Sprache, die verstanden und gesprochen werden<text:line-break/>kann von jedem, der ihre Sprache versteht. In der Kunst über<text:line-break/>setzt man dieses „ich kann nicht“ gerne mit „das sagt mir nichts“.<text:line-break/>Die Verifizierung der „Einheit des Gefühls“, das heißt der Be<text:line-break/>deutung, des Sagen-Wollens eines Werkes, wird somit das Mit<text:line-break/>tel der Em anzipation für denjenigen sein, der nicht zu malen<text:line-break/>„versteht“, das exakte Äquivalent zur Verifizierung der Gleich<text:line-break/>heit der Intelligenzen durch das Buch.<text:line-break/>Wahrscheinlich ist m an auf diese Weise weit entfernt davon,<text:line-break/>Meisterwerke zu schaffen. Die Besucher, die die literarischen<text:line-break/>Werke der Schüler von Jacotot schätzen, verziehen oft das<text:line-break/>Gesicht vor ihren Zeichnungen und Malereien. Aber es geht<text:line-break/>nicht darum, große Maler zu machen, es geht darum, Eman<text:line-break/></text:span><text:soft-page-break/><text:span text:style-name="T1">zipierte zu machen, Menschen, die fähig sind zu sagen und auch<text:line-break/>ich bin Maler, eine Form el, in die keinerlei Hochm ut einfließt,<text:line-break/>sondern im Gegenteil das richtige Gefühl der Macht jedes ver<text:line-break/>nünftigen Wesens. „Es ist nicht H ochm ut darin, laut zu sagen:<text:line-break/>Und auch ich bin Maler! D er H ochm ut besteht darin, leise von<text:line-break/>den anderen zu sagen: U nd auch ihr seid keine Maler!“53 Und<text:line-break/>auch ich bin Maler bedeutet: U nd auch ich habe eine Seele, habe Ge<text:line-break/>fühle meinesgleichen mitzuteilen. Die Methode des universel<text:line-break/>83</text:span></text:p>
      <text:p text:style-name="P1"><text:span text:style-name="T1">len Unterrichts ist gleich ihrer Moral: „Man sagt im universel</text:span><text:line-break/><text:span text:style-name="T1">len Unterricht, dass jeder Mensch, der eine Seele hat, beseelt</text:span><text:line-break/><text:span text:style-name="T1">geboren worden ist. Man glaubt im universellen Unterricht, dass</text:span><text:line-break/><text:span text:style-name="T1">der Mensch die Freude und den Schmerz fühlt, und dass es nur</text:span><text:line-break/><text:span text:style-name="T1">von ihm abhängt zu wissen, wann, wie und durch welchen Lauf</text:span><text:line-break/><text:span text:style-name="T1">der Dinge er diese Freude oder diesen Schmerz empfunden hat</text:span><text:line-break/><text:span text:style-name="T1">(...) M ehr noch, der Mensch weiß, dass es andere Wesen gibt,</text:span><text:line-break/><text:span text:style-name="T1">die ihm ähneln und denen er die Gefühle, die er empfindet,</text:span><text:line-break/><text:span text:style-name="T1">mitteilen wird können, vorausgesetzt, er versetzt sich in die</text:span><text:line-break/><text:span text:style-name="T1">Situation, der er seine Freuden und Schmerzen verdankt. So</text:span><text:line-break/><text:span text:style-name="T1">bald er kennt, was ihn bewegt hat, kann er sich darin üben, die</text:span><text:line-break/><text:span text:style-name="T1">anderen zu rühren, wenn er die W ahl und die Verwendung</text:span><text:line-break/><text:span text:style-name="T1">der Mittel der Mitteilung studiert. Das ist eine Sprache, die er</text:span><text:line-break/><text:span text:style-name="T1">lernen muss.“54</text:span><text:line-break/><text:span text:style-name="T1">Die Lektion der Dichter</text:span><text:line-break/><text:span text:style-name="T1">Man muss lernen. Allen Menschen ist diese Fähigkeit gemein,</text:span><text:line-break/><text:span text:style-name="T1">Freude und Schmerz zu empfinden. Aber diese Ähnlichkeit</text:span><text:line-break/><text:span text:style-name="T1">ist für jeden nur eine Virtualität, die zu verifizieren bleibt. Und</text:span><text:line-break/><text:span text:style-name="T1">sie kann es nur durch den langen Weg des Unähnlichen wer</text:span><text:line-break/><text:span text:style-name="T1">den. Ich muss die Vernunft meines Denkens, die Menschlich</text:span><text:line-break/><text:span text:style-name="T1">keit meines Gefühls verifizieren, aber ich kann es nur tun, in</text:span><text:line-break/><text:span text:style-name="T1">dem ich sie in diesem Wald von Zeichen, die an sich nichts sagen</text:span><text:line-break/><text:span text:style-name="T1">wollen, die mit diesem Gedanken oder diesem Gefühl keinerlei</text:span><text:line-break/><text:span text:style-name="T1">Übereinstimmung haben, auf Abenteuer schicke. Was gut ge</text:span><text:line-break/><text:span text:style-name="T1">dacht wird, sagt man nach Boileau, lässt sich klar aussprechen.</text:span><text:line-break/><text:span text:style-name="T1">Dieser Satz bedeutet nichts. Wie alle Sätze, die heimlich vom</text:span><text:line-break/><text:span text:style-name="T1">Denken zur Materie hinübergleiten, drückt er kein intellektu</text:span><text:line-break/><text:span text:style-name="T1">elles Abenteuer aus. G ut denken ist die Eigentümlichkeit des</text:span><text:line-break/><text:span text:style-name="T1">vernünftigen Menschen. G ut aussprechen ist ein Werk eines</text:span><text:line-break/><text:span text:style-name="T1">Handwerkers, das die Ü bung der W erkzeuge der Sprache vo</text:span><text:line-break/><text:span text:style-name="T1">raussetzt. Es stim mt, dass der vernünftige Mensch alles tun</text:span><text:line-break/><text:span text:style-name="T1">kann. Aber er muss noch die Sprache lernen, die jedem der</text:span><text:line-break/><text:span text:style-name="T1">Dinge eigen ist, die er tun will: Schuh, Maschine oder Gedicht.</text:span><text:line-break/><text:span text:style-name="T1">N ehm t zum Beispiel diese zärtliche M utter, die ihren Sohn aus</text:span><text:line-break/><text:span text:style-name="T1">84</text:span></text:p>
      <text:p text:style-name="P1"><text:span text:style-name="T1">einem langen Krieg zurückkom m en sieht. Sie empfindet eine</text:span><text:line-break/><text:span text:style-name="T1">Ergriffenheit, die ihr nicht erlaubt zu sprechen. Aber „diese</text:span><text:line-break/><text:span text:style-name="T1">langen Um arm ungen, diese Um klam merungen einer unruhi</text:span><text:line-break/><text:span text:style-name="T1">gen Liebe im M om ent des Glücks, einer Liebe, die eine neue</text:span><text:line-break/><text:span text:style-name="T1">Trennung zu fürchten scheint; diese Augen, in denen inm it</text:span><text:line-break/><text:span text:style-name="T1">ten der Tränen die Freude leuchtet; dieser Mund, der lächelt,</text:span><text:line-break/><text:span text:style-name="T1">um der zweideutigen Sprache der Tränen als Interpret zu die</text:span><text:line-break/><text:span text:style-name="T1">nen, diese Küsse, diese Blicke, diese Haltung, diese Seufzer,</text:span><text:line-break/><text:span text:style-name="T1">selbst diese Stille“55, kurz, diese ganze Improvisation, ist sie</text:span><text:line-break/><text:span text:style-name="T1">nicht das wortgewaltigste Gedicht? Ihr fühlt die Ergriffenheit.</text:span><text:line-break/><text:span text:style-name="T1">Versucht sie doch mitzuteilen: Die Unmittelbarkeit dieser Ide</text:span><text:line-break/><text:span text:style-name="T1">en und dieser Gefühle, die sich widersprechen und unendlich</text:span><text:line-break/><text:span text:style-name="T1">nuanciert sind, man muss sie übermitteln, in das Dickicht der</text:span><text:line-break/><text:span text:style-name="T1">W örter und der Sätze reisen lassen. U nd das lässt sich nicht er</text:span><text:line-break/><text:span text:style-name="T1">finden. Denn dann müsste man ein Drittes zwischen der Indi</text:span><text:line-break/><text:span text:style-name="T1">vidualität dieses Gedankens und der gemeinsamen Sprache</text:span><text:line-break/><text:span text:style-name="T1">annehmen. Das wäre nur wieder eine andere Sprache und wie</text:span><text:line-break/><text:span text:style-name="T1">sollte man ihren Erfinder verstehen? Es bleibt nur übrig zu</text:span><text:line-break/><text:span text:style-name="T1">lernen, in den Büchern die Werkzeuge dieses Ausdrucks zu</text:span><text:line-break/><text:span text:style-name="T1">finden. N icht in den Büchern der Grammatiker: Sie wissen</text:span><text:line-break/><text:span text:style-name="T1">nichts von dieser Reise. Auch nicht in denen der Redner: Diese</text:span><text:line-break/><text:span text:style-name="T1">versuchen nicht, sich</text:span> <text:span text:style-name="T1">erraten</text:span> <text:span text:style-name="T1">zu lassen, sie wollen, dass man ih</text:span><text:line-break/><text:span text:style-name="T1">nen</text:span> <text:span text:style-name="T1">%ubört.</text:span> <text:span text:style-name="T1">Sie wollen nichts sagen, sie wollen befehlen: die In</text:span><text:line-break/><text:span text:style-name="T1">telligenz binden, den Willen unterwerfen, die Tat erzwingen.</text:span><text:line-break/><text:span text:style-name="T1">Man muss bei denen lernen, die über diesen Abstand zwischen</text:span><text:line-break/><text:span text:style-name="T1">Gefühl und Ausdruck, zwischen der stum m en Sprache der</text:span><text:line-break/><text:span text:style-name="T1">Emotion und der W illkür der Sprache gearbeitet haben, da</text:span><text:line-break/><text:span text:style-name="T1">nach bei denen, die versucht haben, den stummen Dialog der</text:span><text:line-break/><text:span text:style-name="T1">Seele mit sich selbst hörbar zu machen, die die ganze Glaub</text:span><text:line-break/><text:span text:style-name="T1">würdigkeit ihres W ortes auf dieser Ähnlichkeit der Geister</text:span><text:line-break/><text:span text:style-name="T1">aufgebaut haben.</text:span><text:line-break/><text:span text:style-name="T1">Lernen wir also bei diesen Dichtern, die man mit dem Titel</text:span><text:line-break/><text:span text:style-name="T1">Genie auszeichnet. Sie sind es, die uns das Geheimnis dieses im</text:span><text:line-break/><text:span text:style-name="T1">posanten W ortes liefern werden. Das Geheimnis des Genies</text:span><text:line-break/><text:span text:style-name="T1">ist das des universellen Unterrichts: lernen, wiederholen, imitie</text:span><text:line-break/><text:span text:style-name="T1">ren, übersetzen, auseinandernehmen, wieder zusammensetzen.</text:span><text:line-break/><text:span text:style-name="T1">Im neunzehnten Jahrhundert beginnen allerdings gewisse Ge</text:span><text:line-break/><text:span text:style-name="T1">85</text:span></text:p>
      <text:p text:style-name="P1"><text:span text:style-name="T1">nies, eine m ehr als menschliche Inspiration geltend zu machen.</text:span><text:line-break/><text:span text:style-name="T1">Aber die Klassiker essen nicht vom B rot dieser Genialität.</text:span><text:line-break/><text:span text:style-name="T1">Racine schämt sich nicht, das zu sein, was er ist: ein Bedürfti</text:span><text:line-break/><text:span text:style-name="T1">ger. Er lernt Euripides und Vergil auswendig wie ein Papagei.</text:span><text:line-break/><text:span text:style-name="T1">Er versucht, sie zu übersetzen, er zerlegt die Ausdrücke, setzt</text:span><text:line-break/><text:span text:style-name="T1">sie in anderer Weise wieder zusammen. Er weiß, dass Dichter</text:span><text:line-break/><text:span text:style-name="T1">sein bedeutet, zweimal zu übersetzen: Den Schmerz einer Mut</text:span><text:line-break/><text:span text:style-name="T1">ter, den Grim m einer Königin oder die Raserei einer Lieben</text:span><text:line-break/><text:span text:style-name="T1">den in einen französischen Vers zu übersetzen, bedeutet auch,</text:span><text:line-break/><text:span text:style-name="T1">die Übersetzung zu übersetzen, die ein Euripides oder ein Vergil</text:span><text:line-break/><text:span text:style-name="T1">davon gemacht haben. Vom</text:span> <text:span text:style-name="T1">Hippo/ytos von</text:span> <text:span text:style-name="T1">Euripides muss man</text:span><text:line-break/><text:span text:style-name="T1">nicht nur Phaedra</text:span> <text:span text:style-name="T1">übersetzen,</text:span> <text:span text:style-name="T1">was sich von selbst versteht, son</text:span><text:line-break/><text:span text:style-name="T1">dern auch Athalie und Josabeth56. D enn Racine gibt sich kei</text:span><text:line-break/><text:span text:style-name="T1">nen Illusionen darüber hin, was er macht. Er glaubt nicht, er</text:span><text:line-break/><text:span text:style-name="T1">habe von den menschlichen Gefühlen eine bessere Kenntnis als</text:span><text:line-break/><text:span text:style-name="T1">seine Zuschauer. „Wenn Racine das H erz einer M utter besser</text:span><text:line-break/><text:span text:style-name="T1">kennen würde, verlöre er seine Zeit damit, m ir zu sagen, was</text:span><text:line-break/><text:span text:style-name="T1">er darin gelesen hat; ich fände nicht seine Beobachtung in mei</text:span><text:line-break/><text:span text:style-name="T1">nen Erinnerungen wieder und ich wäre nicht gerührt. Dieser</text:span><text:line-break/><text:span text:style-name="T1">große Dichter nim m t das Gegenteil davon an; er arbeitet, gibt</text:span><text:line-break/><text:span text:style-name="T1">sich so viel Mühe, streicht ein W ort und ändert einen Ausdruck</text:span><text:line-break/><text:span text:style-name="T1">nur deshalb, weil er hofft, dass alles von seinen Lesern genau</text:span><text:line-break/><text:span text:style-name="T1">so verstanden werde, wie er selbst es versteht.“57 Wie jeder</text:span><text:line-break/><text:span text:style-name="T1">Schöpfer wendet Racine instinktiv die M ethode, das heißt die</text:span><text:line-break/><text:span text:style-name="T1">Moral des universellen U nterrichts an. Er weiß, dass es keine</text:span><text:line-break/><text:span text:style-name="T1">Menschen</text:span> <text:span text:style-name="T1">großer Gedanken</text:span> <text:span text:style-name="T1">gibt, sondern nur Menschen</text:span> <text:span text:style-name="T1">großerAus</text:span><text:line-break/><text:span text:style-name="T1">drücke.</text:span> <text:span text:style-name="T1">Er weiß, dass die ganze M acht des Gedichts in zwei Tä</text:span><text:line-break/><text:soft-page-break/><text:span text:style-name="T1">tigkeiten zusammengefasst ist: die Ü bersetzung und die Rück</text:span><text:line-break/><text:span text:style-name="T1">übersetzung. Er kennt die G renzen der Übersetzung und die</text:span><text:line-break/><text:span text:style-name="T1">Macht der Rückübersetzung. Er weiß, dass das Gedicht in ge</text:span><text:line-break/><text:span text:style-name="T1">wisser Weise immer die Abwesenheit eines anderen Gedichts</text:span><text:line-break/><text:span text:style-name="T1">ist: dieses stumme Gedicht, das die Zärtlichkeit einer Mutter</text:span><text:line-break/><text:span text:style-name="T1">improvisiert oder die Raserei einer Liebenden. In einigen we</text:span><text:line-break/><text:span text:style-name="T1">nigen Effekten nähert sich das erste dem zweiten so weit an,</text:span><text:line-break/><text:span text:style-name="T1">dass es, wie bei Corneille, dieses in zwei oder drei Silben nach</text:span><text:line-break/><text:span text:style-name="T1">ahmt:</text:span> <text:span text:style-name="T1">Ich</text:span> <text:span text:style-name="T1">oder aber</text:span> <text:span text:style-name="T1">Wäre ergestorbenlDer</text:span> <text:span text:style-name="T1">Rest hängt an der Rück</text:span><text:line-break/><text:span text:style-name="T1">übersetzung, die der Zuseher m achen wird. Es ist diese Rück-</text:span><text:line-break/><text:span text:style-name="T1">86</text:span></text:p>
      <text:p text:style-name="P1"><text:span text:style-name="T1">Übersetzung, die die ergeifende W irkung des Gedichtes erzeu</text:span><text:line-break/><text:span text:style-name="T1">gen wird; es ist diese „Sphäre strahlender Ideen“, die die W ör</text:span><text:line-break/><text:span text:style-name="T1">ter wiederbeleben wird. Jede Anstrengung, jede A rbeit des</text:span><text:line-break/><text:span text:style-name="T1">Dichters besteht darin, diese Aura um jedes W ort, um jeden</text:span><text:line-break/><text:span text:style-name="T1">Ausdruck hervorzurufen. Deshalb analysiert, zergliedert, über</text:span><text:line-break/><text:span text:style-name="T1">setzt er die Ausdrücke der anderen, deshalb löscht und korri</text:span><text:line-break/><text:span text:style-name="T1">giert er ohne Unterlass die seinigen. Er bemüht sich, alles zu</text:span><text:line-break/><text:span text:style-name="T1">sagen, wissend, dass man nicht alles sagen kann, aber dass es</text:span><text:line-break/><text:span text:style-name="T1">diese unbedingte Spannung des Übersetzers ist, die die Mög</text:span><text:line-break/><text:span text:style-name="T1">lichkeit der anderen Spannung, des anderen Willens öffnet: Die</text:span><text:line-break/><text:span text:style-name="T1">Sprache erlaubt nicht, alles zu sagen, und „ich muss mich an</text:span><text:line-break/><text:span text:style-name="T1">mein eigenes Genie, das Genie aller Menschen halten, um zu</text:span><text:line-break/><text:span text:style-name="T1">erraten, was Racine hat sagen wollen, was er als Mensch sagen</text:span><text:line-break/><text:span text:style-name="T1">würde, was er sagt, wenn er nicht spricht, was er nicht sagen</text:span><text:line-break/><text:span text:style-name="T1">kann, sofern er nur D ichter ist.“58</text:span><text:line-break/><text:span text:style-name="T1">Wahre Bescheidenheit des „Genies“, das heißt des emanzipier</text:span><text:line-break/><text:span text:style-name="T1">ten Künstlers: Er wendet all seine Fähigkeit, all seine Kunst da</text:span><text:line-break/><text:span text:style-name="T1">für auf, uns sein Gedicht als Abwesenheit eines anderen Ge</text:span><text:line-break/><text:span text:style-name="T1">dichtes vorzustellen, das er uns zugesteht, ebenso zu kennen</text:span><text:line-break/><text:span text:style-name="T1">wie er. „Man hält sich für Racine und hat Recht damit.“ Die</text:span><text:line-break/><text:span text:style-name="T1">ser Glaube hat nichts mit der Anmaßung des Gauklers zu tun.</text:span><text:line-break/><text:span text:style-name="T1">Er impliziert weder, dass unsere Verse so viel wert seien wie</text:span><text:line-break/><text:span text:style-name="T1">die Racines, noch, dass sie es bald seien. Er bedeutet zuerst, dass</text:span><text:line-break/><text:span text:style-name="T1">wir verstehen, was Racine uns zu sagen hat, dass seine Gedan</text:span><text:line-break/><text:span text:style-name="T1">ken nicht von anderer A rt sind als die unseren und dass seine</text:span><text:line-break/><text:span text:style-name="T1">Ausdrücke sich nur durch unsere Rückübersetzung vollenden.</text:span><text:line-break/><text:span text:style-name="T1">Wir wissen zuerst</text:span> <text:span text:style-name="T1">durch ihn, dass wir Menschen wie er sind. Und</text:span><text:line-break/><text:span text:style-name="T1">wir kennen gleichfalls durch ihn die Macht der Sprache, die</text:span><text:line-break/><text:span text:style-name="T1">uns dies durch die W illkür der Zeichen wissen lässt. Unsere</text:span><text:line-break/>„<text:span text:style-name="T1">Gleichheit“ m it Racine kennen wir als Frucht der Arbeit von</text:span><text:line-break/><text:span text:style-name="T1">Racine. Sein Genie ist es, nach dem Prinzip der Gleichheit der</text:span><text:line-break/><text:span text:style-name="T1">Intelligenzen gearbeitet zu haben, sich nicht für höher als die</text:span><text:line-break/><text:span text:style-name="T1">jenigen zu halten, zu denen er sprach, selbst für die gewirkt zu</text:span><text:line-break/><text:span text:style-name="T1">haben, die ihm vorhersagten, er würde als Mode vorüberge</text:span><text:line-break/><text:span text:style-name="T1">hen wie der Kaffee. Es bleibt uns diese Fähigkeit, durch unsere</text:span><text:line-break/><text:span text:style-name="T1">eigene Arbeit zu verifizieren und zu erobern. Das bedeutet nicht</text:span><text:line-break/><text:span text:style-name="T1">Tragödien zu machen, die denen Racines gleichen, sondern ge</text:span><text:line-break/><text:span text:style-name="T1">87</text:span></text:p>
      <text:p text:style-name="P1"><text:span text:style-name="T1">nauso viel A ufm erksam keit, genauso viel Erforschung der</text:span><text:line-break/><text:span text:style-name="T1">Kunst aufzuwenden, um zu erzählen, was w ir fühlen und es</text:span><text:line-break/><text:span text:style-name="T1">den anderen durch die W illkür der Sprache oder durch die</text:span><text:line-break/><text:span text:style-name="T1">Widerständigkeit aller M aterie hindurch m it dem Werk unse</text:span><text:line-break/><text:span text:style-name="T1">rer Hände miterleben zu lassen. Die emanzipatorische Lektion</text:span><text:line-break/><text:span text:style-name="T1">des Künstlers, Stück für Stück der verdum m enden Lektion des</text:span><text:line-break/><text:span text:style-name="T1">Professors entgegengesetzt, ist diese: Jeder von uns ist Künstler</text:span><text:line-break/><text:span text:style-name="T1">in dem Maße, als er eine zweifache Vorgangsweise wählt; er</text:span><text:line-break/><text:span text:style-name="T1">begnügt sich nicht damit, Mensch eines Berufes zu sein, son</text:span><text:line-break/><text:span text:style-name="T1">dern er will aus jeder A rbeit ein A usdrucksm ittel machen; er</text:span><text:line-break/><text:span text:style-name="T1">begnügt sich nicht damit zu fühlen, sondern er versucht, das</text:span><text:line-break/><text:span text:style-name="T1">Gefühlte m it anderen zu teilen. D er K ünstler braucht die</text:span><text:line-break/><text:span text:style-name="T1">Gleichheit, wie der Erklärende die Ungleichheit braucht. Und</text:span><text:line-break/><text:span text:style-name="T1">er zeichnet so ein Modell einer vernünftigen Gesellschaft, wo</text:span><text:line-break/><text:span text:style-name="T1">selbst das, was außerhalb der V ernunft ist - die Materie, die</text:span><text:line-break/><text:span text:style-name="T1">Zeichen der Sprache - von einem vernünftigen Willen erfüllt</text:span><text:line-break/><text:span text:style-name="T1">wird: zu erzählen und den anderen m itfühlbar zu machen,</text:span><text:line-break/><text:span text:style-name="T1">worin man ihnen ähnlich ist.</text:span><text:line-break/><text:span text:style-name="T1">Die Gemeinschaft der Gleichen</text:span><text:line-break/><text:span text:style-name="T1">Man kann so von einer Gesellschaft von Emanzipierten träu</text:span><text:line-break/><text:span text:style-name="T1">men, die eine Gesellschaft von Künstlern wäre. Eine solche Ge</text:span><text:line-break/><text:span text:style-name="T1">sellschaft würde die Trennung zwischen denen, die wissen, und</text:span><text:line-break/><text:span text:style-name="T1">jenen, die nicht wissen, zwischen denen, die über Intelligenz ver</text:span><text:line-break/><text:span text:style-name="T1">fügen, und jenen, die nicht über sie verfügen, ablehnen. Sie wür</text:span><text:line-break/><text:span text:style-name="T1">de nur tätige Geister kennen: Menschen, die etwas machen, die</text:span><text:line-break/><text:span text:style-name="T1">darüber sprechen, was sie machen, und somit alle ihre Werke in</text:span><text:line-break/><text:span text:style-name="T1">Mittel umformen, Menschlichkeit zu signalisieren, die ihnen wie</text:span><text:line-break/><text:span text:style-name="T1">allen eignet. Solche Menschen wüssten, dass niemand mit mehr</text:span><text:line-break/><text:span text:style-name="T1">Intelligenz geboren wird als sein Nachbar, dass die Überlegen</text:span><text:line-break/><text:span text:style-name="T1">heit, die jemand zeigt, nur die Frucht des Fleißes ist, Wörter zu</text:span><text:line-break/><text:span text:style-name="T1">handhaben, dem leidenschaftlichen Fleiß eines anderen vergleich</text:span><text:line-break/><text:span text:style-name="T1">bar, seine Werkzeuge zu handhaben; dass die Unterlegenheit die</text:span><text:line-break/><text:span text:style-name="T1">ses anderen die Folge von Um ständen ist, die ihn nicht gezwun</text:span><text:line-break/><text:span text:style-name="T1">gen haben, weiterzusuchen. Kurz, sie wüssten, dass die Perfek</text:span><text:line-break/><text:span text:style-name="T1">88</text:span></text:p>
      <text:p text:style-name="P1"><text:span text:style-name="T1">tion, die dieser oder jener in seiner eigenen</text:span> <text:span text:style-name="T1">Kunst</text:span> <text:span text:style-name="T1">zeigt, nur die</text:span><text:line-break/><text:span text:style-name="T1">besondere Anw endung der M acht ist, die allen vernünftigen</text:span><text:line-break/><text:span text:style-name="T1">Wesen gemein ist, diejenige, die jeder erfährt, wenn er sich in</text:span><text:line-break/><text:span text:style-name="T1">den geschlossenen Bereich des Gewissens zurückzieht, wo die</text:span><text:line-break/><text:span text:style-name="T1">Lüge keinen Sinn m ehr hat. Sie wüssten, dass die W ürde des</text:span><text:line-break/><text:span text:style-name="T1">Menschen unabhängig von seiner Position ist, dass „der Mensch</text:span><text:line-break/><text:span text:style-name="T1">nicht für diese oder jene besondere Position geboren wurde, son</text:span><text:line-break/><text:span text:style-name="T1">dern dafür, für sich glücklich zu sein, unabhängig von seinem</text:span><text:line-break/><text:span text:style-name="T1">Los“59, und dass dieser Widerschein des Gefühls, der in den Au</text:span><text:line-break/><text:span text:style-name="T1">gen einer Gemahlin, eines Sohnes oder eines teuren Freundes</text:span><text:line-break/><text:span text:style-name="T1">glänzt, für den Blick einer sensiblen Seele genug Gegenstände dar</text:span><text:line-break/><text:span text:style-name="T1">stellt, die geeignet sind, ihn zu befriedigen.</text:span><text:line-break/><text:span text:style-name="T1">Solche M enschen w ürden sich nicht damit beschäftigen,</text:span><text:line-break/><text:span text:style-name="T1">Phalanstère60 zu gründen, wo die Bestimmungen den Leiden</text:span><text:line-break/><text:span text:style-name="T1">schaften entsprechen, wo Gemeinschaften von Gleichen, öko</text:span><text:line-break/><text:span text:style-name="T1">nomische Organisationen harmonisch die Funktionen und Res</text:span><text:line-break/><text:span text:style-name="T1">sourcen verteilen. U m das Menschengeschlecht zu vereinigen,</text:span><text:line-break/><text:span text:style-name="T1">gibt es kein besseres Band als diese allen gleiche Intelligenz. Sie</text:span><text:line-break/><text:span text:style-name="T1">ist das rechte Maß für seinesgleichen, das diese sanfte Neigung</text:span><text:line-break/><text:span text:style-name="T1">des Herzens erleuchtet, die uns dazu führt, uns gegenseitig zu</text:span><text:line-break/><text:span text:style-name="T1">helfen und zu lieben. Sie ist es, die seinesgleichen die Mittel gibt,</text:span><text:line-break/><text:span text:style-name="T1">die Ausdehnung der Dienste zu ermessen, die er von seines</text:span><text:line-break/><text:span text:style-name="T1">gleichen erhoffen kann und die Mittel vorzubereiten, ihm sei</text:span><text:line-break/><text:span text:style-name="T1">ne Dankbarkeit zu bezeugen. Aber sprechen wir nicht in der</text:span><text:line-break/><text:span text:style-name="T1">Weise der U tilitaristen. D er hauptsächliche Dienst, den der</text:span><text:line-break/><text:span text:style-name="T1">Mensch vom Menschen erwarten kann, liegt in der Fähigkeit,</text:span><text:line-break/><text:span text:style-name="T1">sich Freude und Schmerz, Hoffnung und Furcht mitzuteilen,</text:span><text:line-break/><text:soft-page-break/><text:span text:style-name="T1">um gegenseitig davon berührt zu werden: „Wenn die Menschen</text:span><text:line-break/><text:span text:style-name="T1">nicht die Fähigkeit hätten, eine gleiche Fähigkeit, einander zu</text:span><text:line-break/><text:span text:style-name="T1">rühren und zu besänftigen, würden sie bald einander fremd wer</text:span><text:line-break/><text:span text:style-name="T1">den; sie würden sich beliebig über den Globus verstreuen und</text:span><text:line-break/><text:span text:style-name="T1">die Gesellschaften wären aufgelöst (...) Die Übung dieser Fä</text:span><text:line-break/><text:span text:style-name="T1">higkeit ist gleichzeitig die süßeste unserer Freuden wie auch das</text:span><text:line-break/><text:span text:style-name="T1">dringlichste unserer Bedürfnisse.“61</text:span><text:line-break/><text:span text:style-name="T1">Fragen wir also nicht, wie die Gesetze dieses Volkes von Wei</text:span><text:line-break/><text:span text:style-name="T1">sen aussehen würden, ihre Beamten, ihre Versammlungen und</text:span><text:line-break/><text:span text:style-name="T1">ihre Gerichte. D er Mensch, der der Vernunft gehorcht, braucht</text:span><text:line-break/><text:span text:style-name="T1">89</text:span></text:p>
      <text:p text:style-name="P2"><text:span text:style-name="T1">weder Gesetze noch Beamte. Die Stoiker wussten dies bereits:</text:span><text:line-break/><text:span text:style-name="T1">Die Tugend, die sich selbst kennt, die Tugend der Selbstkenntnis</text:span><text:line-break/><text:span text:style-name="T1">ist der Schlüssel zu allem anderen. Aber wir wissen, dass diese</text:span><text:line-break/><text:span text:style-name="T1">Vernunft nicht das Privileg der Weisen ist. Vernunftlos sind nur</text:span><text:line-break/><text:span text:style-name="T1">diejenigen, die an der Ungleichheit und an der Herrschaft fest-</text:span><text:line-break/><text:span text:style-name="T1">halten, diejenigen, die Vernunft</text:span> <text:span text:style-name="T1">haben,</text:span> <text:span text:style-name="T1">das heißt Recht haben62</text:span><text:line-break/><text:span text:style-name="T1">wollen. Die Vernunft beginnt da, wo die Diskurse aufhören, die</text:span><text:line-break/><text:span text:style-name="T1">nur den Zweck haben, Recht zu haben, da, wo die Gleichheit</text:span><text:line-break/><text:span text:style-name="T1">anerkannt ist: nicht als per Gesetz oder durch Macht dekretierte</text:span><text:line-break/><text:span text:style-name="T1">Gleichheit, nicht als passiv erhaltene Gleichheit, sondern als tä</text:span><text:line-break/><text:span text:style-name="T1">tige Gleichheit, die</text:span> <text:span text:style-name="T1">verifiziert</text:span> <text:span text:style-name="T1">wird von jedem Schritt dieser Mar</text:span><text:line-break/><text:span text:style-name="T1">schierenden, die durch ihre konstante Aufmerksamkeit gegen</text:span><text:line-break/><text:span text:style-name="T1">über sich selbst und ihrem endlosen Kreisen um die Wahrheit</text:span><text:line-break/><text:span text:style-name="T1">geeignete Sätze finden, um von anderen verstanden zu werden.</text:span><text:line-break/><text:span text:style-name="T1">Man muss daher die Fragen der Spötter umdrehen. Wie, fra</text:span><text:line-break/><text:span text:style-name="T1">gen sie, ist eine Sache wie die Gleichheit der Intelligenzen denk</text:span><text:line-break/><text:span text:style-name="T1">bar? U nd wie könnte sich der Glaube daran festigen, ohne Un</text:span><text:line-break/><text:span text:style-name="T1">ordnung in der Gesellschaft zu verursachen? Man muss um</text:span><text:line-break/><text:span text:style-name="T1">gekehrt fragen, wie die Intelligenz möglich ist ohne Gleichheit.</text:span><text:line-break/><text:span text:style-name="T1">Die Intelligenz ist keine Fähigkeit zu verstehen, die sich selbst</text:span><text:line-break/><text:span text:style-name="T1">darum kümmern würde, ihr Wissen m it seinem Gegenstand</text:span><text:line-break/><text:span text:style-name="T1">zu vergleichen. Sie ist die Fähigkeit, sich verständlich zu ma</text:span><text:line-break/><text:span text:style-name="T1">chen, die durch die Verifizierung durch den anderen geschieht.</text:span><text:line-break/><text:span text:style-name="T1">Und nur der Gleiche versteht den Gleichen.</text:span> <text:span text:style-name="T1">Gleichheit</text:span> <text:span text:style-name="T1">und</text:span> <text:span text:style-name="T1">Intel-</text:span><text:line-break/><text:span text:style-name="T1">ligenz*ind Synonyme, so wie</text:span> <text:span text:style-name="T1">Vernunft und Wille.</text:span> <text:span text:style-name="T1">Diese Synony</text:span><text:line-break/><text:span text:style-name="T1">mie, die die intellektuelle Fähigkeit jedes Menschen begründet,</text:span><text:line-break/><text:span text:style-name="T1">ist auch diejenige, die eine Gesellschaft im Allgemeinen mög</text:span><text:line-break/><text:span text:style-name="T1">lich macht. Die Gleichheit der Intelligenzen ist das einigende</text:span><text:line-break/><text:span text:style-name="T1">Band des Menschengeschlechts, die notwendige und zureichende</text:span><text:line-break/><text:span text:style-name="T1">Bedingung dafür, dass eine Gesellschaft von Menschen existiert.</text:span><text:line-break/>„<text:span text:style-name="T1">Wenn die Menschen sich als gleich ansehen würden, wäre die</text:span><text:line-break/><text:span text:style-name="T1">Verfassung bald gemacht.“63 Es stim m t, dass w ir nicht wissen,</text:span><text:line-break/><text:span text:style-name="T1">dass die Menschen gleich sind. W ir sagen, dass sie es</text:span> <text:span text:style-name="T1">vielleicht</text:span> <text:span text:style-name="T1">sind.</text:span><text:line-break/><text:span text:style-name="T1">Das ist unsere Meinung und w ir machen es uns zur Aufgabe,</text:span><text:line-break/><text:span text:style-name="T1">sie mit denen, die glauben wie wir, zu verifizieren. Aber wir</text:span><text:line-break/><text:span text:style-name="T1">wissen, dass dieses</text:span> <text:span text:style-name="T1">vielleicht das</text:span> <text:span text:style-name="T1">ist, wodurch eine Gesellschaft von</text:span><text:line-break/><text:span text:style-name="T1">Menschen möglich ist.</text:span><text:line-break/><text:span text:style-name="T1">90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2-27T16:46:22.881000000</meta:creation-date>
    <dc:date>2023-12-27T16:51:45.601000000</dc:date>
    <meta:editing-duration>PT5M22S</meta:editing-duration>
    <meta:editing-cycles>1</meta:editing-cycles>
    <meta:document-statistic meta:table-count="0" meta:image-count="0" meta:object-count="0" meta:page-count="11" meta:paragraph-count="30" meta:word-count="10550" meta:character-count="65106" meta:non-whitespace-character-count="54582"/>
    <meta:generator>LibreOffice/7.3.7.2$Windows_X86_64 LibreOffice_project/e114eadc50a9ff8d8c8a0567d6da8f454beeb84f</meta:generator>
  </office:meta>
</office:document-meta>
</file>